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14.24pt"/>
    </style:style>
    <style:style style:name="co3" style:family="table-column">
      <style:table-column-properties fo:break-before="auto" style:column-width="42.69pt"/>
    </style:style>
    <style:style style:name="co4" style:family="table-column">
      <style:table-column-properties fo:break-before="auto" style:column-width="68.1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text-underline-style="solid" style:text-underline-width="auto" style:text-underline-color="font-color"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627.36pt" svg:y="318.08pt">
            <draw:object draw:notify-on-update-of-ranges="Sheet1.B25:Sheet1.B25 Sheet1.B26:Sheet1.B51 Sheet1.E25:Sheet1.E25 Sheet1.E26:Sheet1.E51 Sheet1.F26:Sheet1.F51 Sheet1.F26:Sheet1.F51" xlink:href="./Object 1" xlink:type="simple" xlink:show="embed" xlink:actuate="onLoad">
              <loext:p/>
            </draw:object>
            <draw:image xlink:href="./ObjectReplacements/Object 1" xlink:type="simple" xlink:show="embed" xlink:actuate="onLoad"/>
          </draw:frame>
          <draw:frame draw:z-index="1" draw:style-name="gr1" draw:text-style-name="P1" svg:width="877.66pt" svg:height="255.09pt" svg:x="629.66pt" svg:y="735.45pt">
            <draw:object draw:notify-on-update-of-ranges="Sheet1.B58:Sheet1.B58 Sheet1.B59:Sheet1.B76 Sheet1.E58:Sheet1.E58 Sheet1.E59:Sheet1.E76 Sheet1.F59:Sheet1.F76 Sheet1.F59:Sheet1.F76"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604.89pt" svg:y="1012.54pt">
            <draw:object draw:notify-on-update-of-ranges="Sheet1.B101:Sheet1.B101 Sheet1.B102:Sheet1.B122 Sheet1.G101:Sheet1.G101 Sheet1.G102:Sheet1.G122 Sheet1.H102:Sheet1.H122 Sheet1.H102:Sheet1.H122" xlink:href="./Object 3" xlink:type="simple" xlink:show="embed" xlink:actuate="onLoad">
              <loext:p/>
            </draw:object>
            <draw:image xlink:href="./ObjectReplacements/Object 3"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Trial</text:p>
          </table:table-cell>
          <table:table-cell table:style-name="ce1" office:value-type="string" calcext:value-type="string">
            <text:p>Duration (s)</text:p>
          </table:table-cell>
          <table:table-cell table:style-name="ce1" office:value-type="string" calcext:value-type="string">
            <text:p>Counts</text:p>
          </table:table-cell>
          <table:table-cell table:style-name="ce1" office:value-type="string" calcext:value-type="string">
            <text:p>Counts/(30s)</text:p>
          </table:table-cell>
          <table:table-cell table:style-name="ce1" table:number-columns-repeated="1020"/>
        </table:table-row>
        <table:table-row table:style-name="ro1">
          <table:table-cell office:value-type="float" office:value="1" calcext:value-type="float">
            <text:p>1</text:p>
          </table:table-cell>
          <table:table-cell office:value-type="float" office:value="29.94" calcext:value-type="float">
            <text:p>29.94</text:p>
          </table:table-cell>
          <table:table-cell office:value-type="float" office:value="21603" calcext:value-type="float">
            <text:p>21603</text:p>
          </table:table-cell>
          <table:table-cell table:formula="of:=[.C2]/[.B2]*30" office:value-type="float" office:value="21646.2925851703" calcext:value-type="float">
            <text:p>21646.2925851703</text:p>
          </table:table-cell>
          <table:table-cell table:number-columns-repeated="1020"/>
        </table:table-row>
        <table:table-row table:style-name="ro1">
          <table:table-cell office:value-type="float" office:value="2" calcext:value-type="float">
            <text:p>2</text:p>
          </table:table-cell>
          <table:table-cell office:value-type="float" office:value="29.96" calcext:value-type="float">
            <text:p>29.96</text:p>
          </table:table-cell>
          <table:table-cell office:value-type="float" office:value="21674" calcext:value-type="float">
            <text:p>21674</text:p>
          </table:table-cell>
          <table:table-cell table:formula="of:=[.C3]/[.B3]*30" office:value-type="float" office:value="21702.9372496662" calcext:value-type="float">
            <text:p>21702.9372496662</text:p>
          </table:table-cell>
          <table:table-cell table:number-columns-repeated="1020"/>
        </table:table-row>
        <table:table-row table:style-name="ro1">
          <table:table-cell office:value-type="float" office:value="3" calcext:value-type="float">
            <text:p>3</text:p>
          </table:table-cell>
          <table:table-cell office:value-type="float" office:value="29.95" calcext:value-type="float">
            <text:p>29.95</text:p>
          </table:table-cell>
          <table:table-cell office:value-type="float" office:value="21587" calcext:value-type="float">
            <text:p>21587</text:p>
          </table:table-cell>
          <table:table-cell table:formula="of:=[.C4]/[.B4]*30" office:value-type="float" office:value="21623.0383973289" calcext:value-type="float">
            <text:p>21623.0383973289</text:p>
          </table:table-cell>
          <table:table-cell table:number-columns-repeated="1020"/>
        </table:table-row>
        <table:table-row table:style-name="ro1">
          <table:table-cell office:value-type="float" office:value="4" calcext:value-type="float">
            <text:p>4</text:p>
          </table:table-cell>
          <table:table-cell office:value-type="float" office:value="28.99" calcext:value-type="float">
            <text:p>28.99</text:p>
          </table:table-cell>
          <table:table-cell office:value-type="float" office:value="20785" calcext:value-type="float">
            <text:p>20785</text:p>
          </table:table-cell>
          <table:table-cell table:formula="of:=[.C5]/[.B5]*30" office:value-type="float" office:value="21509.1410831321" calcext:value-type="float">
            <text:p>21509.1410831321</text:p>
          </table:table-cell>
          <table:table-cell table:number-columns-repeated="1020"/>
        </table:table-row>
        <table:table-row table:style-name="ro1">
          <table:table-cell office:value-type="float" office:value="5" calcext:value-type="float">
            <text:p>5</text:p>
          </table:table-cell>
          <table:table-cell office:value-type="float" office:value="30.18" calcext:value-type="float">
            <text:p>30.18</text:p>
          </table:table-cell>
          <table:table-cell office:value-type="float" office:value="21677" calcext:value-type="float">
            <text:p>21677</text:p>
          </table:table-cell>
          <table:table-cell table:formula="of:=[.C6]/[.B6]*30" office:value-type="float" office:value="21547.7137176938" calcext:value-type="float">
            <text:p>21547.7137176938</text:p>
          </table:table-cell>
          <table:table-cell table:number-columns-repeated="1020"/>
        </table:table-row>
        <table:table-row table:style-name="ro1">
          <table:table-cell office:value-type="float" office:value="6" calcext:value-type="float">
            <text:p>6</text:p>
          </table:table-cell>
          <table:table-cell office:value-type="float" office:value="29.88" calcext:value-type="float">
            <text:p>29.88</text:p>
          </table:table-cell>
          <table:table-cell office:value-type="float" office:value="21527" calcext:value-type="float">
            <text:p>21527</text:p>
          </table:table-cell>
          <table:table-cell table:formula="of:=[.C7]/[.B7]*30" office:value-type="float" office:value="21613.453815261" calcext:value-type="float">
            <text:p>21613.453815261</text:p>
          </table:table-cell>
          <table:table-cell table:number-columns-repeated="1020"/>
        </table:table-row>
        <table:table-row table:style-name="ro1">
          <table:table-cell office:value-type="float" office:value="7" calcext:value-type="float">
            <text:p>7</text:p>
          </table:table-cell>
          <table:table-cell office:value-type="float" office:value="30.01" calcext:value-type="float">
            <text:p>30.01</text:p>
          </table:table-cell>
          <table:table-cell office:value-type="float" office:value="21734" calcext:value-type="float">
            <text:p>21734</text:p>
          </table:table-cell>
          <table:table-cell table:formula="of:=[.C8]/[.B8]*30" office:value-type="float" office:value="21726.7577474175" calcext:value-type="float">
            <text:p>21726.7577474175</text:p>
          </table:table-cell>
          <table:table-cell table:number-columns-repeated="1020"/>
        </table:table-row>
        <table:table-row table:style-name="ro1">
          <table:table-cell office:value-type="float" office:value="8" calcext:value-type="float">
            <text:p>8</text:p>
          </table:table-cell>
          <table:table-cell office:value-type="float" office:value="29.94" calcext:value-type="float">
            <text:p>29.94</text:p>
          </table:table-cell>
          <table:table-cell office:value-type="float" office:value="21421" calcext:value-type="float">
            <text:p>21421</text:p>
          </table:table-cell>
          <table:table-cell table:formula="of:=[.C9]/[.B9]*30" office:value-type="float" office:value="21463.9278557114" calcext:value-type="float">
            <text:p>21463.9278557114</text:p>
          </table:table-cell>
          <table:table-cell table:number-columns-repeated="1020"/>
        </table:table-row>
        <table:table-row table:style-name="ro1">
          <table:table-cell office:value-type="float" office:value="9" calcext:value-type="float">
            <text:p>9</text:p>
          </table:table-cell>
          <table:table-cell office:value-type="float" office:value="30.09" calcext:value-type="float">
            <text:p>30.09</text:p>
          </table:table-cell>
          <table:table-cell office:value-type="float" office:value="21492" calcext:value-type="float">
            <text:p>21492</text:p>
          </table:table-cell>
          <table:table-cell table:formula="of:=[.C10]/[.B10]*30" office:value-type="float" office:value="21427.7168494516" calcext:value-type="float">
            <text:p>21427.7168494516</text:p>
          </table:table-cell>
          <table:table-cell table:number-columns-repeated="1020"/>
        </table:table-row>
        <table:table-row table:style-name="ro1">
          <table:table-cell office:value-type="float" office:value="10" calcext:value-type="float">
            <text:p>10</text:p>
          </table:table-cell>
          <table:table-cell office:value-type="float" office:value="30.03" calcext:value-type="float">
            <text:p>30.03</text:p>
          </table:table-cell>
          <table:table-cell office:value-type="float" office:value="21604" calcext:value-type="float">
            <text:p>21604</text:p>
          </table:table-cell>
          <table:table-cell table:formula="of:=[.C11]/[.B11]*30" office:value-type="float" office:value="21582.4175824176" calcext:value-type="float">
            <text:p>21582.4175824176</text:p>
          </table:table-cell>
          <table:table-cell table:number-columns-repeated="1020"/>
        </table:table-row>
        <table:table-row table:style-name="ro1">
          <table:table-cell table:number-columns-repeated="1024"/>
        </table:table-row>
        <table:table-row table:style-name="ro1">
          <table:table-cell table:style-name="ce1" office:value-type="string" calcext:value-type="string">
            <text:p>average:</text:p>
          </table:table-cell>
          <table:table-cell table:formula="of:=AVERAGE([.B2:.B11])" office:value-type="float" office:value="29.897" calcext:value-type="float">
            <text:p>29.897</text:p>
          </table:table-cell>
          <table:table-cell table:formula="of:=AVERAGE([.C2:.C11])" office:value-type="float" office:value="21510.4" calcext:value-type="float">
            <text:p>21510.4</text:p>
          </table:table-cell>
          <table:table-cell table:style-name="ce2" table:formula="of:=AVERAGE([.D2:.D11])" office:value-type="float" office:value="21584.3396883251" calcext:value-type="float">
            <text:p>21584.3396883251</text:p>
          </table:table-cell>
          <table:table-cell table:number-columns-repeated="1020"/>
        </table:table-row>
        <table:table-row table:style-name="ro1">
          <table:table-cell table:style-name="ce1" office:value-type="string" calcext:value-type="string">
            <text:p>stdev:</text:p>
          </table:table-cell>
          <table:table-cell table:number-columns-repeated="2"/>
          <table:table-cell table:style-name="ce2" table:formula="of:=STDEV([.D2:.D11])" office:value-type="float" office:value="98.0710505104281" calcext:value-type="float">
            <text:p>98.0710505104281</text:p>
          </table:table-cell>
          <table:table-cell table:number-columns-repeated="14"/>
          <table:table-cell office:value-type="float" office:value="0" calcext:value-type="float">
            <text:p>0</text:p>
          </table:table-cell>
          <table:table-cell office:value-type="float" office:value="9947.39470617613" calcext:value-type="float">
            <text:p>9947.39470617613</text:p>
          </table:table-cell>
          <table:table-cell table:number-columns-repeated="1004"/>
        </table:table-row>
        <table:table-row table:style-name="ro1">
          <table:table-cell table:style-name="ce1" office:value-type="string" calcext:value-type="string">
            <text:p>sqrt ave:</text:p>
          </table:table-cell>
          <table:table-cell table:number-columns-repeated="2"/>
          <table:table-cell table:style-name="ce2" table:formula="of:=SQRT([.D13])" office:value-type="float" office:value="146.916097444511" calcext:value-type="float">
            <text:p>146.916097444511</text:p>
          </table:table-cell>
          <table:table-cell table:number-columns-repeated="14"/>
          <table:table-cell office:value-type="float" office:value="4.5" calcext:value-type="float">
            <text:p>4.5</text:p>
          </table:table-cell>
          <table:table-cell office:value-type="float" office:value="9605.60560560561" calcext:value-type="float">
            <text:p>9605.60560560561</text:p>
          </table:table-cell>
          <table:table-cell table:number-columns-repeated="1004"/>
        </table:table-row>
        <table:table-row table:style-name="ro1">
          <table:table-cell table:number-columns-repeated="18"/>
          <table:table-cell office:value-type="float" office:value="14.1" calcext:value-type="float">
            <text:p>14.1</text:p>
          </table:table-cell>
          <table:table-cell office:value-type="float" office:value="8962.61837514537" calcext:value-type="float">
            <text:p>8962.61837514537</text:p>
          </table:table-cell>
          <table:table-cell table:number-columns-repeated="1004"/>
        </table:table-row>
        <table:table-row table:style-name="ro1">
          <table:table-cell table:number-columns-repeated="18"/>
          <table:table-cell office:value-type="float" office:value="59.1" calcext:value-type="float">
            <text:p>59.1</text:p>
          </table:table-cell>
          <table:table-cell office:value-type="float" office:value="6698.55505729945" calcext:value-type="float">
            <text:p>6698.55505729945</text:p>
          </table:table-cell>
          <table:table-cell table:number-columns-repeated="1004"/>
        </table:table-row>
        <table:table-row table:style-name="ro1">
          <table:table-cell office:value-type="string" calcext:value-type="string">
            <text:p>questions to add: what is relative uncertainty of your measurement? What happens to absolute uncertainty if increase duration of measurement? How about to the relative uncertainty? (assuming the uncertainty is 25% of the average counts in that duration)</text:p>
          </table:table-cell>
          <table:table-cell table:number-columns-repeated="17"/>
          <table:table-cell office:value-type="float" office:value="102" calcext:value-type="float">
            <text:p>102</text:p>
          </table:table-cell>
          <table:table-cell office:value-type="float" office:value="6418.8133621406" calcext:value-type="float">
            <text:p>6418.8133621406</text:p>
          </table:table-cell>
          <table:table-cell table:number-columns-repeated="1004"/>
        </table:table-row>
        <table:table-row table:style-name="ro1">
          <table:table-cell office:value-type="string" calcext:value-type="string">
            <text:p>to a “good” approximation, aka within a factor of 2</text:p>
          </table:table-cell>
          <table:table-cell table:number-columns-repeated="17"/>
          <table:table-cell office:value-type="float" office:value="161" calcext:value-type="float">
            <text:p>161</text:p>
          </table:table-cell>
          <table:table-cell office:value-type="float" office:value="5096" calcext:value-type="float">
            <text:p>5096</text:p>
          </table:table-cell>
          <table:table-cell table:number-columns-repeated="1004"/>
        </table:table-row>
        <table:table-row table:style-name="ro1">
          <table:table-cell office:value-type="string" calcext:value-type="string">
            <text:p>reword to “we know for independent, random processes, the standard deviation is sqrt the average count</text:p>
          </table:table-cell>
          <table:table-cell table:number-columns-repeated="17"/>
          <table:table-cell office:value-type="float" office:value="206" calcext:value-type="float">
            <text:p>206</text:p>
          </table:table-cell>
          <table:table-cell office:value-type="float" office:value="4197.46407438715" calcext:value-type="float">
            <text:p>4197.46407438715</text:p>
          </table:table-cell>
          <table:table-cell table:number-columns-repeated="1004"/>
        </table:table-row>
        <table:table-row table:style-name="ro1">
          <table:table-cell office:value-type="string" calcext:value-type="string">
            <text:p>make “standard deviation” → “uncertainty” link. “So now we know for counting statistics, we can generally take sqrt(count) to get uncertainty in that count</text:p>
          </table:table-cell>
          <table:table-cell table:number-columns-repeated="17"/>
          <table:table-cell office:value-type="float" office:value="258" calcext:value-type="float">
            <text:p>258</text:p>
          </table:table-cell>
          <table:table-cell office:value-type="float" office:value="3571.12033195021" calcext:value-type="float">
            <text:p>3571.12033195021</text:p>
          </table:table-cell>
          <table:table-cell table:number-columns-repeated="1004"/>
        </table:table-row>
        <table:table-row table:style-name="ro1">
          <table:table-cell table:number-columns-repeated="18"/>
          <table:table-cell office:value-type="float" office:value="328" calcext:value-type="float">
            <text:p>328</text:p>
          </table:table-cell>
          <table:table-cell office:value-type="float" office:value="2460.80850256216" calcext:value-type="float">
            <text:p>2460.80850256216</text:p>
          </table:table-cell>
          <table:table-cell table:number-columns-repeated="1004"/>
        </table:table-row>
        <table:table-row table:style-name="ro1">
          <table:table-cell office:value-type="string" calcext:value-type="string">
            <text:p>Sr-90</text:p>
          </table:table-cell>
          <table:table-cell table:number-columns-repeated="17"/>
          <table:table-cell office:value-type="float" office:value="419" calcext:value-type="float">
            <text:p>419</text:p>
          </table:table-cell>
          <table:table-cell office:value-type="float" office:value="1359.67653004962" calcext:value-type="float">
            <text:p>1359.67653004962</text:p>
          </table:table-cell>
          <table:table-cell table:number-columns-repeated="1004"/>
        </table:table-row>
        <table:table-row table:style-name="ro1">
          <table:table-cell table:number-columns-repeated="18"/>
          <table:table-cell office:value-type="float" office:value="516" calcext:value-type="float">
            <text:p>516</text:p>
          </table:table-cell>
          <table:table-cell office:value-type="float" office:value="735.458429181729" calcext:value-type="float">
            <text:p>735.458429181729</text:p>
          </table:table-cell>
          <table:table-cell table:number-columns-repeated="1004"/>
        </table:table-row>
        <table:table-row table:style-name="ro1">
          <table:table-cell table:style-name="ce1" office:value-type="string" calcext:value-type="string">
            <text:p>Shielding</text:p>
          </table:table-cell>
          <table:table-cell table:style-name="ce1" office:value-type="string" calcext:value-type="string">
            <text:p>Thickness (mg/cm^2)</text:p>
          </table:table-cell>
          <table:table-cell table:style-name="ce1" office:value-type="string" calcext:value-type="string">
            <text:p>Duration (s)</text:p>
          </table:table-cell>
          <table:table-cell table:style-name="ce1" office:value-type="string" calcext:value-type="string">
            <text:p>Counts</text:p>
          </table:table-cell>
          <table:table-cell table:style-name="ce1" office:value-type="string" calcext:value-type="string">
            <text:p>Counts/(60s)</text:p>
          </table:table-cell>
          <table:table-cell table:style-name="ce1" office:value-type="string" calcext:value-type="string">
            <text:p>Uncertainty</text:p>
          </table:table-cell>
          <table:table-cell table:style-name="ce1" office:value-type="string" calcext:value-type="string">
            <text:p>Tx Lo %</text:p>
          </table:table-cell>
          <table:table-cell table:style-name="ce1" office:value-type="string" calcext:value-type="string">
            <text:p>Tx Hi %</text:p>
          </table:table-cell>
          <table:table-cell table:style-name="ce1" office:value-type="string" calcext:value-type="string">
            <text:p>Transmission</text:p>
          </table:table-cell>
          <table:table-cell table:style-name="ce1" table:number-columns-repeated="9"/>
          <table:table-cell office:value-type="float" office:value="590" calcext:value-type="float">
            <text:p>590</text:p>
          </table:table-cell>
          <table:table-cell table:style-name="ce1" office:value-type="float" office:value="496.187683284458" calcext:value-type="float">
            <text:p>496.187683284458</text:p>
          </table:table-cell>
          <table:table-cell table:style-name="ce1" table:number-columns-repeated="1004"/>
        </table:table-row>
        <table:table-row table:style-name="ro1">
          <table:table-cell office:value-type="string" calcext:value-type="string">
            <text:p>None</text:p>
          </table:table-cell>
          <table:table-cell office:value-type="float" office:value="0" calcext:value-type="float">
            <text:p>0</text:p>
          </table:table-cell>
          <table:table-cell office:value-type="float" office:value="60.07" calcext:value-type="float">
            <text:p>60.07</text:p>
          </table:table-cell>
          <table:table-cell office:value-type="float" office:value="9959" calcext:value-type="float">
            <text:p>9959</text:p>
          </table:table-cell>
          <table:table-cell table:formula="of:=[.D26]/[.C26]*60" office:value-type="float" office:value="9947.39470617613" calcext:value-type="float">
            <text:p>9947.39470617613</text:p>
          </table:table-cell>
          <table:table-cell table:formula="of:=SQRT([.D26])/[.D26]*[.E26]" office:value-type="float" office:value="99.6784978622974" calcext:value-type="float">
            <text:p>99.6784978622974</text:p>
          </table:table-cell>
          <table:table-cell table:number-columns-repeated="2"/>
          <table:table-cell table:formula="of:=[.E26]/[.$E$26]" office:value-type="float" office:value="1" calcext:value-type="float">
            <text:p>1</text:p>
          </table:table-cell>
          <table:table-cell table:number-columns-repeated="9"/>
          <table:table-cell office:value-type="float" office:value="645" calcext:value-type="float">
            <text:p>645</text:p>
          </table:table-cell>
          <table:table-cell office:value-type="float" office:value="263.11263972485" calcext:value-type="float">
            <text:p>263.11263972485</text:p>
          </table:table-cell>
          <table:table-cell table:number-columns-repeated="1004"/>
        </table:table-row>
        <table:table-row table:style-name="ro1">
          <table:table-cell office:value-type="string" calcext:value-type="string">
            <text:p>A</text:p>
          </table:table-cell>
          <table:table-cell office:value-type="float" office:value="4.5" calcext:value-type="float">
            <text:p>4.5</text:p>
          </table:table-cell>
          <table:table-cell office:value-type="float" office:value="59.94" calcext:value-type="float">
            <text:p>59.94</text:p>
          </table:table-cell>
          <table:table-cell office:value-type="float" office:value="9596" calcext:value-type="float">
            <text:p>9596</text:p>
          </table:table-cell>
          <table:table-cell table:formula="of:=[.D27]/[.C27]*60" office:value-type="float" office:value="9605.60560560561" calcext:value-type="float">
            <text:p>9605.60560560561</text:p>
          </table:table-cell>
          <table:table-cell table:formula="of:=SQRT([.D27])/[.D27]*[.E27]" office:value-type="float" office:value="98.0572324024701" calcext:value-type="float">
            <text:p>98.0572324024701</text:p>
          </table:table-cell>
          <table:table-cell table:formula="of:=([.E27]-[.F27])/[.$E$26]" office:value-type="float" office:value="0.955782760615712" calcext:value-type="float">
            <text:p>0.955782760615712</text:p>
          </table:table-cell>
          <table:table-cell table:formula="of:=([.E27]+[.F27])/[.$E$26]" office:value-type="float" office:value="0.975497919267572" calcext:value-type="float">
            <text:p>0.975497919267572</text:p>
          </table:table-cell>
          <table:table-cell table:formula="of:=[.E27]/[.$E$26]" office:value-type="float" office:value="0.965640339941642" calcext:value-type="float">
            <text:p>0.965640339941642</text:p>
          </table:table-cell>
          <table:table-cell table:number-columns-repeated="9"/>
          <table:table-cell office:value-type="float" office:value="849" calcext:value-type="float">
            <text:p>849</text:p>
          </table:table-cell>
          <table:table-cell office:value-type="float" office:value="61.2244897959184" calcext:value-type="float">
            <text:p>61.2244897959184</text:p>
          </table:table-cell>
          <table:table-cell table:number-columns-repeated="1004"/>
        </table:table-row>
        <table:table-row table:style-name="ro1">
          <table:table-cell office:value-type="string" calcext:value-type="string">
            <text:p>C</text:p>
          </table:table-cell>
          <table:table-cell office:value-type="float" office:value="14.1" calcext:value-type="float">
            <text:p>14.1</text:p>
          </table:table-cell>
          <table:table-cell office:value-type="float" office:value="60.19" calcext:value-type="float">
            <text:p>60.19</text:p>
          </table:table-cell>
          <table:table-cell office:value-type="float" office:value="8991" calcext:value-type="float">
            <text:p>8991</text:p>
          </table:table-cell>
          <table:table-cell table:formula="of:=[.D28]/[.C28]*60" office:value-type="float" office:value="8962.61837514537" calcext:value-type="float">
            <text:p>8962.61837514537</text:p>
          </table:table-cell>
          <table:table-cell table:formula="of:=SQRT([.D28])/[.D28]*[.E28]" office:value-type="float" office:value="94.5215654849723" calcext:value-type="float">
            <text:p>94.5215654849723</text:p>
          </table:table-cell>
          <table:table-cell table:formula="of:=([.E28]-[.F28])/[.$E$26]" office:value-type="float" office:value="0.891499439964354" calcext:value-type="float">
            <text:p>0.891499439964354</text:p>
          </table:table-cell>
          <table:table-cell table:formula="of:=([.E28]+[.F28])/[.$E$26]" office:value-type="float" office:value="0.910503725664667" calcext:value-type="float">
            <text:p>0.910503725664667</text:p>
          </table:table-cell>
          <table:table-cell table:formula="of:=[.E28]/[.$E$26]" office:value-type="float" office:value="0.90100158281451" calcext:value-type="float">
            <text:p>0.90100158281451</text:p>
          </table:table-cell>
          <table:table-cell table:number-columns-repeated="1015"/>
        </table:table-row>
        <table:table-row table:style-name="ro1">
          <table:table-cell office:value-type="string" calcext:value-type="string">
            <text:p>E</text:p>
          </table:table-cell>
          <table:table-cell office:value-type="float" office:value="59.1" calcext:value-type="float">
            <text:p>59.1</text:p>
          </table:table-cell>
          <table:table-cell office:value-type="float" office:value="60.21" calcext:value-type="float">
            <text:p>60.21</text:p>
          </table:table-cell>
          <table:table-cell office:value-type="float" office:value="6722" calcext:value-type="float">
            <text:p>6722</text:p>
          </table:table-cell>
          <table:table-cell table:formula="of:=[.D29]/[.C29]*60" office:value-type="float" office:value="6698.55505729945" calcext:value-type="float">
            <text:p>6698.55505729945</text:p>
          </table:table-cell>
          <table:table-cell table:formula="of:=SQRT([.D29])/[.D29]*[.E29]" office:value-type="float" office:value="81.7018475048117" calcext:value-type="float">
            <text:p>81.7018475048117</text:p>
          </table:table-cell>
          <table:table-cell table:formula="of:=([.E29]-[.F29])/[.$E$26]" office:value-type="float" office:value="0.665184543816923" calcext:value-type="float">
            <text:p>0.665184543816923</text:p>
          </table:table-cell>
          <table:table-cell table:formula="of:=([.E29]+[.F29])/[.$E$26]" office:value-type="float" office:value="0.681611326892914" calcext:value-type="float">
            <text:p>0.681611326892914</text:p>
          </table:table-cell>
          <table:table-cell table:formula="of:=[.E29]/[.$E$26]" office:value-type="float" office:value="0.673397935354919" calcext:value-type="float">
            <text:p>0.673397935354919</text:p>
          </table:table-cell>
          <table:table-cell table:number-columns-repeated="1015"/>
        </table:table-row>
        <table:table-row table:style-name="ro1">
          <table:table-cell office:value-type="string" calcext:value-type="string">
            <text:p>F</text:p>
          </table:table-cell>
          <table:table-cell office:value-type="float" office:value="102" calcext:value-type="float">
            <text:p>102</text:p>
          </table:table-cell>
          <table:table-cell office:value-type="float" office:value="60.17" calcext:value-type="float">
            <text:p>60.17</text:p>
          </table:table-cell>
          <table:table-cell office:value-type="float" office:value="6437" calcext:value-type="float">
            <text:p>6437</text:p>
          </table:table-cell>
          <table:table-cell table:formula="of:=[.D30]/[.C30]*60" office:value-type="float" office:value="6418.8133621406" calcext:value-type="float">
            <text:p>6418.8133621406</text:p>
          </table:table-cell>
          <table:table-cell table:formula="of:=SQRT([.D30])/[.D30]*[.E30]" office:value-type="float" office:value="80.0042380596345" calcext:value-type="float">
            <text:p>80.0042380596345</text:p>
          </table:table-cell>
          <table:table-cell table:formula="of:=([.E30]-[.F30])/[.$E$26]" office:value-type="float" office:value="0.637233095832151" calcext:value-type="float">
            <text:p>0.637233095832151</text:p>
          </table:table-cell>
          <table:table-cell table:formula="of:=([.E30]+[.F30])/[.$E$26]" office:value-type="float" office:value="0.6533185615089" calcext:value-type="float">
            <text:p>0.6533185615089</text:p>
          </table:table-cell>
          <table:table-cell table:formula="of:=[.E30]/[.$E$26]" office:value-type="float" office:value="0.645275828670526" calcext:value-type="float">
            <text:p>0.645275828670526</text:p>
          </table:table-cell>
          <table:table-cell table:number-columns-repeated="1015"/>
        </table:table-row>
        <table:table-row table:style-name="ro1">
          <table:table-cell office:value-type="string" calcext:value-type="string">
            <text:p>H</text:p>
          </table:table-cell>
          <table:table-cell office:value-type="float" office:value="161" calcext:value-type="float">
            <text:p>161</text:p>
          </table:table-cell>
          <table:table-cell office:value-type="float" office:value="60" calcext:value-type="float">
            <text:p>60</text:p>
          </table:table-cell>
          <table:table-cell office:value-type="float" office:value="5096" calcext:value-type="float">
            <text:p>5096</text:p>
          </table:table-cell>
          <table:table-cell table:formula="of:=[.D31]/[.C31]*60" office:value-type="float" office:value="5096" calcext:value-type="float">
            <text:p>5096</text:p>
          </table:table-cell>
          <table:table-cell table:formula="of:=SQRT([.D31])/[.D31]*[.E31]" office:value-type="float" office:value="71.386273190299" calcext:value-type="float">
            <text:p>71.386273190299</text:p>
          </table:table-cell>
          <table:table-cell table:formula="of:=([.E31]-[.F31])/[.$E$26]" office:value-type="float" office:value="0.505118563727045" calcext:value-type="float">
            <text:p>0.505118563727045</text:p>
          </table:table-cell>
          <table:table-cell table:formula="of:=([.E31]+[.F31])/[.$E$26]" office:value-type="float" office:value="0.519471321468925" calcext:value-type="float">
            <text:p>0.519471321468925</text:p>
          </table:table-cell>
          <table:table-cell table:formula="of:=[.E31]/[.$E$26]" office:value-type="float" office:value="0.512294942597985" calcext:value-type="float">
            <text:p>0.512294942597985</text:p>
          </table:table-cell>
          <table:table-cell table:number-columns-repeated="1015"/>
        </table:table-row>
        <table:table-row table:style-name="ro1">
          <table:table-cell office:value-type="string" calcext:value-type="string">
            <text:p>I</text:p>
          </table:table-cell>
          <table:table-cell office:value-type="float" office:value="206" calcext:value-type="float">
            <text:p>206</text:p>
          </table:table-cell>
          <table:table-cell office:value-type="float" office:value="59.15" calcext:value-type="float">
            <text:p>59.15</text:p>
          </table:table-cell>
          <table:table-cell office:value-type="float" office:value="4138" calcext:value-type="float">
            <text:p>4138</text:p>
          </table:table-cell>
          <table:table-cell table:formula="of:=[.D32]/[.C32]*60" office:value-type="float" office:value="4197.46407438715" calcext:value-type="float">
            <text:p>4197.46407438715</text:p>
          </table:table-cell>
          <table:table-cell table:formula="of:=SQRT([.D32])/[.D32]*[.E32]" office:value-type="float" office:value="65.2516870440929" calcext:value-type="float">
            <text:p>65.2516870440929</text:p>
          </table:table-cell>
          <table:table-cell table:formula="of:=([.E32]-[.F32])/[.$E$26]" office:value-type="float" office:value="0.415406496816443" calcext:value-type="float">
            <text:p>0.415406496816443</text:p>
          </table:table-cell>
          <table:table-cell table:formula="of:=([.E32]+[.F32])/[.$E$26]" office:value-type="float" office:value="0.428525848962705" calcext:value-type="float">
            <text:p>0.428525848962705</text:p>
          </table:table-cell>
          <table:table-cell table:formula="of:=[.E32]/[.$E$26]" office:value-type="float" office:value="0.421966172889574" calcext:value-type="float">
            <text:p>0.421966172889574</text:p>
          </table:table-cell>
          <table:table-cell table:number-columns-repeated="1015"/>
        </table:table-row>
        <table:table-row table:style-name="ro1">
          <table:table-cell office:value-type="string" calcext:value-type="string">
            <text:p>J</text:p>
          </table:table-cell>
          <table:table-cell office:value-type="float" office:value="258" calcext:value-type="float">
            <text:p>258</text:p>
          </table:table-cell>
          <table:table-cell office:value-type="float" office:value="60.25" calcext:value-type="float">
            <text:p>60.25</text:p>
          </table:table-cell>
          <table:table-cell office:value-type="float" office:value="3586" calcext:value-type="float">
            <text:p>3586</text:p>
          </table:table-cell>
          <table:table-cell table:formula="of:=[.D33]/[.C33]*60" office:value-type="float" office:value="3571.12033195021" calcext:value-type="float">
            <text:p>3571.12033195021</text:p>
          </table:table-cell>
          <table:table-cell table:formula="of:=SQRT([.D33])/[.D33]*[.E33]" office:value-type="float" office:value="59.6347415963347" calcext:value-type="float">
            <text:p>59.6347415963347</text:p>
          </table:table-cell>
          <table:table-cell table:formula="of:=([.E33]-[.F33])/[.$E$26]" office:value-type="float" office:value="0.353005555130296" calcext:value-type="float">
            <text:p>0.353005555130296</text:p>
          </table:table-cell>
          <table:table-cell table:formula="of:=([.E33]+[.F33])/[.$E$26]" office:value-type="float" office:value="0.364995577313553" calcext:value-type="float">
            <text:p>0.364995577313553</text:p>
          </table:table-cell>
          <table:table-cell table:formula="of:=[.E33]/[.$E$26]" office:value-type="float" office:value="0.359000566221925" calcext:value-type="float">
            <text:p>0.359000566221925</text:p>
          </table:table-cell>
          <table:table-cell table:number-columns-repeated="1015"/>
        </table:table-row>
        <table:table-row table:style-name="ro1">
          <table:table-cell office:value-type="string" calcext:value-type="string">
            <text:p>K</text:p>
          </table:table-cell>
          <table:table-cell office:value-type="float" office:value="328" calcext:value-type="float">
            <text:p>328</text:p>
          </table:table-cell>
          <table:table-cell office:value-type="float" office:value="52.69" calcext:value-type="float">
            <text:p>52.69</text:p>
          </table:table-cell>
          <table:table-cell office:value-type="float" office:value="2161" calcext:value-type="float">
            <text:p>2161</text:p>
          </table:table-cell>
          <table:table-cell table:formula="of:=[.D34]/[.C34]*60" office:value-type="float" office:value="2460.80850256216" calcext:value-type="float">
            <text:p>2460.80850256216</text:p>
          </table:table-cell>
          <table:table-cell table:formula="of:=SQRT([.D34])/[.D34]*[.E34]" office:value-type="float" office:value="52.9359163370786" calcext:value-type="float">
            <text:p>52.9359163370786</text:p>
          </table:table-cell>
          <table:table-cell table:formula="of:=([.E34]-[.F34])/[.$E$26]" office:value-type="float" office:value="0.242060625656091" calcext:value-type="float">
            <text:p>0.242060625656091</text:p>
          </table:table-cell>
          <table:table-cell table:formula="of:=([.E34]+[.F34])/[.$E$26]" office:value-type="float" office:value="0.252703797642462" calcext:value-type="float">
            <text:p>0.252703797642462</text:p>
          </table:table-cell>
          <table:table-cell table:formula="of:=[.E34]/[.$E$26]" office:value-type="float" office:value="0.247382211649277" calcext:value-type="float">
            <text:p>0.247382211649277</text:p>
          </table:table-cell>
          <table:table-cell table:number-columns-repeated="1015"/>
        </table:table-row>
        <table:table-row table:style-name="ro1">
          <table:table-cell office:value-type="string" calcext:value-type="string">
            <text:p>L</text:p>
          </table:table-cell>
          <table:table-cell office:value-type="float" office:value="419" calcext:value-type="float">
            <text:p>419</text:p>
          </table:table-cell>
          <table:table-cell office:value-type="float" office:value="54.41" calcext:value-type="float">
            <text:p>54.41</text:p>
          </table:table-cell>
          <table:table-cell office:value-type="float" office:value="1233" calcext:value-type="float">
            <text:p>1233</text:p>
          </table:table-cell>
          <table:table-cell table:formula="of:=[.D35]/[.C35]*60" office:value-type="float" office:value="1359.67653004962" calcext:value-type="float">
            <text:p>1359.67653004962</text:p>
          </table:table-cell>
          <table:table-cell table:formula="of:=SQRT([.D35])/[.D35]*[.E35]" office:value-type="float" office:value="38.7216685155216" calcext:value-type="float">
            <text:p>38.7216685155216</text:p>
          </table:table-cell>
          <table:table-cell table:formula="of:=([.E35]-[.F35])/[.$E$26]" office:value-type="float" office:value="0.132794053171927" calcext:value-type="float">
            <text:p>0.132794053171927</text:p>
          </table:table-cell>
          <table:table-cell table:formula="of:=([.E35]+[.F35])/[.$E$26]" office:value-type="float" office:value="0.14057934161363" calcext:value-type="float">
            <text:p>0.14057934161363</text:p>
          </table:table-cell>
          <table:table-cell table:formula="of:=[.E35]/[.$E$26]" office:value-type="float" office:value="0.136686697392779" calcext:value-type="float">
            <text:p>0.136686697392779</text:p>
          </table:table-cell>
          <table:table-cell table:number-columns-repeated="1015"/>
        </table:table-row>
        <table:table-row table:style-name="ro1">
          <table:table-cell office:value-type="string" calcext:value-type="string">
            <text:p>M</text:p>
          </table:table-cell>
          <table:table-cell office:value-type="float" office:value="516" calcext:value-type="float">
            <text:p>516</text:p>
          </table:table-cell>
          <table:table-cell office:value-type="float" office:value="30.43" calcext:value-type="float">
            <text:p>30.43</text:p>
          </table:table-cell>
          <table:table-cell office:value-type="float" office:value="373" calcext:value-type="float">
            <text:p>373</text:p>
          </table:table-cell>
          <table:table-cell table:formula="of:=[.D36]/[.C36]*60" office:value-type="float" office:value="735.458429181729" calcext:value-type="float">
            <text:p>735.458429181729</text:p>
          </table:table-cell>
          <table:table-cell table:formula="of:=SQRT([.D36])/[.D36]*[.E36]" office:value-type="float" office:value="38.0805939845441" calcext:value-type="float">
            <text:p>38.0805939845441</text:p>
          </table:table-cell>
          <table:table-cell table:formula="of:=([.E36]-[.F36])/[.$E$26]" office:value-type="float" office:value="0.0701065812502843" calcext:value-type="float">
            <text:p>0.070106581250284</text:p>
          </table:table-cell>
          <table:table-cell table:formula="of:=([.E36]+[.F36])/[.$E$26]" office:value-type="float" office:value="0.0777629767406333" calcext:value-type="float">
            <text:p>0.077762976740633</text:p>
          </table:table-cell>
          <table:table-cell table:formula="of:=[.E36]/[.$E$26]" office:value-type="float" office:value="0.0739347789954588" calcext:value-type="float">
            <text:p>0.073934778995459</text:p>
          </table:table-cell>
          <table:table-cell table:number-columns-repeated="1015"/>
        </table:table-row>
        <table:table-row table:style-name="ro1">
          <table:table-cell office:value-type="string" calcext:value-type="string">
            <text:p>N</text:p>
          </table:table-cell>
          <table:table-cell office:value-type="float" office:value="590" calcext:value-type="float">
            <text:p>590</text:p>
          </table:table-cell>
          <table:table-cell office:value-type="float" office:value="17.05" calcext:value-type="float">
            <text:p>17.05</text:p>
          </table:table-cell>
          <table:table-cell office:value-type="float" office:value="141" calcext:value-type="float">
            <text:p>141</text:p>
          </table:table-cell>
          <table:table-cell table:formula="of:=[.D37]/[.C37]*60" office:value-type="float" office:value="496.187683284458" calcext:value-type="float">
            <text:p>496.187683284458</text:p>
          </table:table-cell>
          <table:table-cell table:formula="of:=SQRT([.D37])/[.D37]*[.E37]" office:value-type="float" office:value="41.7865410687551" calcext:value-type="float">
            <text:p>41.7865410687551</text:p>
          </table:table-cell>
          <table:table-cell table:formula="of:=([.E37]-[.F37])/[.$E$26]" office:value-type="float" office:value="0.0456804173995" calcext:value-type="float">
            <text:p>0.0456804173995</text:p>
          </table:table-cell>
          <table:table-cell table:formula="of:=([.E37]+[.F37])/[.$E$26]" office:value-type="float" office:value="0.0540819219749263" calcext:value-type="float">
            <text:p>0.054081921974926</text:p>
          </table:table-cell>
          <table:table-cell table:formula="of:=[.E37]/[.$E$26]" office:value-type="float" office:value="0.0498811696872132" calcext:value-type="float">
            <text:p>0.049881169687213</text:p>
          </table:table-cell>
          <table:table-cell table:number-columns-repeated="1015"/>
        </table:table-row>
        <table:table-row table:style-name="ro1">
          <table:table-cell office:value-type="string" calcext:value-type="string">
            <text:p>O</text:p>
          </table:table-cell>
          <table:table-cell office:value-type="float" office:value="645" calcext:value-type="float">
            <text:p>645</text:p>
          </table:table-cell>
          <table:table-cell office:value-type="float" office:value="23.26" calcext:value-type="float">
            <text:p>23.26</text:p>
          </table:table-cell>
          <table:table-cell office:value-type="float" office:value="102" calcext:value-type="float">
            <text:p>102</text:p>
          </table:table-cell>
          <table:table-cell table:formula="of:=[.D38]/[.C38]*60" office:value-type="float" office:value="263.11263972485" calcext:value-type="float">
            <text:p>263.11263972485</text:p>
          </table:table-cell>
          <table:table-cell table:formula="of:=SQRT([.D38])/[.D38]*[.E38]" office:value-type="float" office:value="26.0520333749667" calcext:value-type="float">
            <text:p>26.0520333749667</text:p>
          </table:table-cell>
          <table:table-cell table:formula="of:=([.E38]-[.F38])/[.$E$26]" office:value-type="float" office:value="0.023831426554603" calcext:value-type="float">
            <text:p>0.023831426554603</text:p>
          </table:table-cell>
          <table:table-cell table:formula="of:=([.E38]+[.F38])/[.$E$26]" office:value-type="float" office:value="0.0290693876779897" calcext:value-type="float">
            <text:p>0.02906938767799</text:p>
          </table:table-cell>
          <table:table-cell table:formula="of:=[.E38]/[.$E$26]" office:value-type="float" office:value="0.0264504071162963" calcext:value-type="float">
            <text:p>0.026450407116296</text:p>
          </table:table-cell>
          <table:table-cell table:number-columns-repeated="1015"/>
        </table:table-row>
        <table:table-row table:style-name="ro1">
          <table:table-cell office:value-type="string" calcext:value-type="string">
            <text:p>P</text:p>
          </table:table-cell>
          <table:table-cell office:value-type="float" office:value="849" calcext:value-type="float">
            <text:p>849</text:p>
          </table:table-cell>
          <table:table-cell office:value-type="float" office:value="114.66" calcext:value-type="float">
            <text:p>114.66</text:p>
          </table:table-cell>
          <table:table-cell office:value-type="float" office:value="117" calcext:value-type="float">
            <text:p>117</text:p>
          </table:table-cell>
          <table:table-cell table:formula="of:=[.D39]/[.C39]*60" office:value-type="float" office:value="61.2244897959184" calcext:value-type="float">
            <text:p>61.2244897959184</text:p>
          </table:table-cell>
          <table:table-cell table:formula="of:=SQRT([.D39])/[.D39]*[.E39]" office:value-type="float" office:value="5.66020608393091" calcext:value-type="float">
            <text:p>5.66020608393091</text:p>
          </table:table-cell>
          <table:table-cell table:formula="of:=([.E39]-[.F39])/[.$E$26]" office:value-type="float" office:value="0.00558581270304764" calcext:value-type="float">
            <text:p>0.005585812703048</text:p>
          </table:table-cell>
          <table:table-cell table:formula="of:=([.E39]+[.F39])/[.$E$26]" office:value-type="float" office:value="0.00672384054875413" calcext:value-type="float">
            <text:p>0.006723840548754</text:p>
          </table:table-cell>
          <table:table-cell table:formula="of:=[.E39]/[.$E$26]" office:value-type="float" office:value="0.00615482662590089" calcext:value-type="float">
            <text:p>0.006154826625901</text:p>
          </table:table-cell>
          <table:table-cell table:number-columns-repeated="1015"/>
        </table:table-row>
        <table:table-row table:style-name="ro1">
          <table:table-cell office:value-type="string" calcext:value-type="string">
            <text:p>Q</text:p>
          </table:table-cell>
          <table:table-cell office:value-type="float" office:value="1230" calcext:value-type="float">
            <text:p>1230</text:p>
          </table:table-cell>
          <table:table-cell office:value-type="float" office:value="133.56" calcext:value-type="float">
            <text:p>133.56</text:p>
          </table:table-cell>
          <table:table-cell office:value-type="float" office:value="74" calcext:value-type="float">
            <text:p>74</text:p>
          </table:table-cell>
          <table:table-cell table:formula="of:=[.D40]/[.C40]*60" office:value-type="float" office:value="33.2434860736747" calcext:value-type="float">
            <text:p>33.2434860736747</text:p>
          </table:table-cell>
          <table:table-cell table:formula="of:=SQRT([.D40])/[.D40]*[.E40]" office:value-type="float" office:value="3.86447675967773" calcext:value-type="float">
            <text:p>3.86447675967773</text:p>
          </table:table-cell>
          <table:table-cell table:formula="of:=([.E40]-[.F40])/[.$E$26]" office:value-type="float" office:value="0.00295343757655019" calcext:value-type="float">
            <text:p>0.00295343757655</text:p>
          </table:table-cell>
          <table:table-cell table:formula="of:=([.E40]+[.F40])/[.$E$26]" office:value-type="float" office:value="0.00373042026876775" calcext:value-type="float">
            <text:p>0.003730420268768</text:p>
          </table:table-cell>
          <table:table-cell table:formula="of:=[.E40]/[.$E$26]" office:value-type="float" office:value="0.00334192892265897" calcext:value-type="float">
            <text:p>0.003341928922659</text:p>
          </table:table-cell>
          <table:table-cell table:number-columns-repeated="1015"/>
        </table:table-row>
        <table:table-row table:style-name="ro1">
          <table:table-cell table:number-columns-repeated="4"/>
          <table:table-cell table:formula="of:=[.D41]/[.C41]*60" office:value-type="string" office:string-value="" calcext:value-type="error">
            <text:p>#DIV/0!</text:p>
          </table:table-cell>
          <table:table-cell table:formula="of:=SQRT([.D41])/[.D41]*[.E41]" office:value-type="string" office:string-value="" calcext:value-type="error">
            <text:p>#DIV/0!</text:p>
          </table:table-cell>
          <table:table-cell table:formula="of:=([.E41]-[.F41])/[.$E$26]" office:value-type="string" office:string-value="" calcext:value-type="error">
            <text:p>#DIV/0!</text:p>
          </table:table-cell>
          <table:table-cell table:formula="of:=([.E41]+[.F41])/[.$E$26]" office:value-type="string" office:string-value="" calcext:value-type="error">
            <text:p>#DIV/0!</text:p>
          </table:table-cell>
          <table:table-cell table:formula="of:=[.E41]/[.$E$26]" office:value-type="string" office:string-value="" calcext:value-type="error">
            <text:p>#DIV/0!</text:p>
          </table:table-cell>
          <table:table-cell table:number-columns-repeated="1015"/>
        </table:table-row>
        <table:table-row table:style-name="ro1">
          <table:table-cell table:number-columns-repeated="4"/>
          <table:table-cell table:formula="of:=[.D42]/[.C42]*60" office:value-type="string" office:string-value="" calcext:value-type="error">
            <text:p>#DIV/0!</text:p>
          </table:table-cell>
          <table:table-cell table:formula="of:=SQRT([.D42])/[.D42]*[.E42]" office:value-type="string" office:string-value="" calcext:value-type="error">
            <text:p>#DIV/0!</text:p>
          </table:table-cell>
          <table:table-cell table:formula="of:=([.E42]-[.F42])/[.$E$26]" office:value-type="string" office:string-value="" calcext:value-type="error">
            <text:p>#DIV/0!</text:p>
          </table:table-cell>
          <table:table-cell table:formula="of:=([.E42]+[.F42])/[.$E$26]" office:value-type="string" office:string-value="" calcext:value-type="error">
            <text:p>#DIV/0!</text:p>
          </table:table-cell>
          <table:table-cell table:formula="of:=[.E42]/[.$E$26]" office:value-type="string" office:string-value="" calcext:value-type="error">
            <text:p>#DIV/0!</text:p>
          </table:table-cell>
          <table:table-cell table:number-columns-repeated="1015"/>
        </table:table-row>
        <table:table-row table:style-name="ro1">
          <table:table-cell table:number-columns-repeated="4"/>
          <table:table-cell table:formula="of:=[.D43]/[.C43]*60" office:value-type="string" office:string-value="" calcext:value-type="error">
            <text:p>#DIV/0!</text:p>
          </table:table-cell>
          <table:table-cell table:formula="of:=SQRT([.D43])/[.D43]*[.E43]" office:value-type="string" office:string-value="" calcext:value-type="error">
            <text:p>#DIV/0!</text:p>
          </table:table-cell>
          <table:table-cell table:formula="of:=([.E43]-[.F43])/[.$E$26]" office:value-type="string" office:string-value="" calcext:value-type="error">
            <text:p>#DIV/0!</text:p>
          </table:table-cell>
          <table:table-cell table:formula="of:=([.E43]+[.F43])/[.$E$26]" office:value-type="string" office:string-value="" calcext:value-type="error">
            <text:p>#DIV/0!</text:p>
          </table:table-cell>
          <table:table-cell table:formula="of:=[.E43]/[.$E$26]" office:value-type="string" office:string-value="" calcext:value-type="error">
            <text:p>#DIV/0!</text:p>
          </table:table-cell>
          <table:table-cell table:number-columns-repeated="1015"/>
        </table:table-row>
        <table:table-row table:style-name="ro1">
          <table:table-cell table:number-columns-repeated="4"/>
          <table:table-cell table:formula="of:=[.D44]/[.C44]*60" office:value-type="string" office:string-value="" calcext:value-type="error">
            <text:p>#DIV/0!</text:p>
          </table:table-cell>
          <table:table-cell table:formula="of:=SQRT([.D44])/[.D44]*[.E44]" office:value-type="string" office:string-value="" calcext:value-type="error">
            <text:p>#DIV/0!</text:p>
          </table:table-cell>
          <table:table-cell table:formula="of:=([.E44]-[.F44])/[.$E$26]" office:value-type="string" office:string-value="" calcext:value-type="error">
            <text:p>#DIV/0!</text:p>
          </table:table-cell>
          <table:table-cell table:formula="of:=([.E44]+[.F44])/[.$E$26]" office:value-type="string" office:string-value="" calcext:value-type="error">
            <text:p>#DIV/0!</text:p>
          </table:table-cell>
          <table:table-cell table:formula="of:=[.E44]/[.$E$26]" office:value-type="string" office:string-value="" calcext:value-type="error">
            <text:p>#DIV/0!</text:p>
          </table:table-cell>
          <table:table-cell table:number-columns-repeated="1015"/>
        </table:table-row>
        <table:table-row table:style-name="ro1">
          <table:table-cell table:number-columns-repeated="4"/>
          <table:table-cell table:formula="of:=[.D45]/[.C45]*60" office:value-type="string" office:string-value="" calcext:value-type="error">
            <text:p>#DIV/0!</text:p>
          </table:table-cell>
          <table:table-cell table:formula="of:=SQRT([.D45])/[.D45]*[.E45]" office:value-type="string" office:string-value="" calcext:value-type="error">
            <text:p>#DIV/0!</text:p>
          </table:table-cell>
          <table:table-cell table:formula="of:=([.E45]-[.F45])/[.$E$26]" office:value-type="string" office:string-value="" calcext:value-type="error">
            <text:p>#DIV/0!</text:p>
          </table:table-cell>
          <table:table-cell table:formula="of:=([.E45]+[.F45])/[.$E$26]" office:value-type="string" office:string-value="" calcext:value-type="error">
            <text:p>#DIV/0!</text:p>
          </table:table-cell>
          <table:table-cell table:formula="of:=[.E45]/[.$E$26]" office:value-type="string" office:string-value="" calcext:value-type="error">
            <text:p>#DIV/0!</text:p>
          </table:table-cell>
          <table:table-cell table:number-columns-repeated="1015"/>
        </table:table-row>
        <table:table-row table:style-name="ro1">
          <table:table-cell table:number-columns-repeated="4"/>
          <table:table-cell table:formula="of:=[.D46]/[.C46]*60" office:value-type="string" office:string-value="" calcext:value-type="error">
            <text:p>#DIV/0!</text:p>
          </table:table-cell>
          <table:table-cell table:formula="of:=SQRT([.D46])/[.D46]*[.E46]" office:value-type="string" office:string-value="" calcext:value-type="error">
            <text:p>#DIV/0!</text:p>
          </table:table-cell>
          <table:table-cell table:formula="of:=([.E46]-[.F46])/[.$E$26]" office:value-type="string" office:string-value="" calcext:value-type="error">
            <text:p>#DIV/0!</text:p>
          </table:table-cell>
          <table:table-cell table:formula="of:=([.E46]+[.F46])/[.$E$26]" office:value-type="string" office:string-value="" calcext:value-type="error">
            <text:p>#DIV/0!</text:p>
          </table:table-cell>
          <table:table-cell table:formula="of:=[.E46]/[.$E$26]" office:value-type="string" office:string-value="" calcext:value-type="error">
            <text:p>#DIV/0!</text:p>
          </table:table-cell>
          <table:table-cell table:number-columns-repeated="1015"/>
        </table:table-row>
        <table:table-row table:style-name="ro1">
          <table:table-cell table:number-columns-repeated="4"/>
          <table:table-cell table:formula="of:=[.D47]/[.C47]*60" office:value-type="string" office:string-value="" calcext:value-type="error">
            <text:p>#DIV/0!</text:p>
          </table:table-cell>
          <table:table-cell table:formula="of:=SQRT([.D47])/[.D47]*[.E47]" office:value-type="string" office:string-value="" calcext:value-type="error">
            <text:p>#DIV/0!</text:p>
          </table:table-cell>
          <table:table-cell table:formula="of:=([.E47]-[.F47])/[.$E$26]" office:value-type="string" office:string-value="" calcext:value-type="error">
            <text:p>#DIV/0!</text:p>
          </table:table-cell>
          <table:table-cell table:formula="of:=([.E47]+[.F47])/[.$E$26]" office:value-type="string" office:string-value="" calcext:value-type="error">
            <text:p>#DIV/0!</text:p>
          </table:table-cell>
          <table:table-cell table:formula="of:=[.E47]/[.$E$26]" office:value-type="string" office:string-value="" calcext:value-type="error">
            <text:p>#DIV/0!</text:p>
          </table:table-cell>
          <table:table-cell table:number-columns-repeated="1015"/>
        </table:table-row>
        <table:table-row table:style-name="ro1">
          <table:table-cell table:number-columns-repeated="4"/>
          <table:table-cell table:formula="of:=[.D48]/[.C48]*60" office:value-type="string" office:string-value="" calcext:value-type="error">
            <text:p>#DIV/0!</text:p>
          </table:table-cell>
          <table:table-cell table:formula="of:=SQRT([.D48])/[.D48]*[.E48]" office:value-type="string" office:string-value="" calcext:value-type="error">
            <text:p>#DIV/0!</text:p>
          </table:table-cell>
          <table:table-cell table:formula="of:=([.E48]-[.F48])/[.$E$26]" office:value-type="string" office:string-value="" calcext:value-type="error">
            <text:p>#DIV/0!</text:p>
          </table:table-cell>
          <table:table-cell table:formula="of:=([.E48]+[.F48])/[.$E$26]" office:value-type="string" office:string-value="" calcext:value-type="error">
            <text:p>#DIV/0!</text:p>
          </table:table-cell>
          <table:table-cell table:formula="of:=[.E48]/[.$E$26]" office:value-type="string" office:string-value="" calcext:value-type="error">
            <text:p>#DIV/0!</text:p>
          </table:table-cell>
          <table:table-cell table:number-columns-repeated="1015"/>
        </table:table-row>
        <table:table-row table:style-name="ro1" table:number-rows-repeated="4">
          <table:table-cell table:number-columns-repeated="1024"/>
        </table:table-row>
        <table:table-row table:style-name="ro1">
          <table:table-cell office:value-type="string" calcext:value-type="string">
            <text:p>Shield H (thickness of 161 mg/cm^2) resulted in about 50% reduction in count rate.</text:p>
          </table:table-cell>
          <table:table-cell table:number-columns-repeated="1023"/>
        </table:table-row>
        <table:table-row table:style-name="ro1">
          <table:table-cell office:value-type="string" calcext:value-type="string">
            <text:p>so say instead “Report the stopping length with uncertainty).” Would benefit from a trend line and coefficient uncertainty of fit parameter. Maybe Jupityr notebook for it?</text:p>
          </table:table-cell>
          <table:table-cell table:number-columns-repeated="1023"/>
        </table:table-row>
        <table:table-row table:style-name="ro1">
          <table:table-cell table:number-columns-repeated="1024"/>
        </table:table-row>
        <table:table-row table:style-name="ro1">
          <table:table-cell office:value-type="string" calcext:value-type="string">
            <text:p>Co-60</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hielding</text:p>
          </table:table-cell>
          <table:table-cell table:style-name="ce1" office:value-type="string" calcext:value-type="string">
            <text:p>Thickness (mg/cm^2)</text:p>
          </table:table-cell>
          <table:table-cell table:style-name="ce1" office:value-type="string" calcext:value-type="string">
            <text:p>Duration (s)</text:p>
          </table:table-cell>
          <table:table-cell table:style-name="ce1" office:value-type="string" calcext:value-type="string">
            <text:p>Counts</text:p>
          </table:table-cell>
          <table:table-cell table:style-name="ce1" office:value-type="string" calcext:value-type="string">
            <text:p>Counts/(60s)</text:p>
          </table:table-cell>
          <table:table-cell table:style-name="ce1" office:value-type="string" calcext:value-type="string">
            <text:p>Uncertainty</text:p>
          </table:table-cell>
          <table:table-cell table:style-name="ce1" office:value-type="string" calcext:value-type="string">
            <text:p>Lo</text:p>
          </table:table-cell>
          <table:table-cell table:style-name="ce1" office:value-type="string" calcext:value-type="string">
            <text:p>Hi</text:p>
          </table:table-cell>
          <table:table-cell table:style-name="ce1" office:value-type="string" calcext:value-type="string">
            <text:p>Transmission</text:p>
          </table:table-cell>
          <table:table-cell table:number-columns-repeated="1015"/>
        </table:table-row>
        <table:table-row table:style-name="ro1">
          <table:table-cell office:value-type="string" calcext:value-type="string">
            <text:p>None</text:p>
          </table:table-cell>
          <table:table-cell office:value-type="float" office:value="0" calcext:value-type="float">
            <text:p>0</text:p>
          </table:table-cell>
          <table:table-cell office:value-type="float" office:value="51.21" calcext:value-type="float">
            <text:p>51.21</text:p>
          </table:table-cell>
          <table:table-cell office:value-type="float" office:value="518" calcext:value-type="float">
            <text:p>518</text:p>
          </table:table-cell>
          <table:table-cell table:formula="of:=[.D59]/[.C59]*60" office:value-type="float" office:value="606.912712360867" calcext:value-type="float">
            <text:p>606.912712360867</text:p>
          </table:table-cell>
          <table:table-cell table:formula="of:=SQRT([.D59])/[.D59]*[.E59]" office:value-type="float" office:value="26.6662136537576" calcext:value-type="float">
            <text:p>26.6662136537576</text:p>
          </table:table-cell>
          <table:table-cell table:number-columns-repeated="1018"/>
        </table:table-row>
        <table:table-row table:style-name="ro1">
          <table:table-cell office:value-type="string" calcext:value-type="string">
            <text:p>A</text:p>
          </table:table-cell>
          <table:table-cell office:value-type="float" office:value="4.5" calcext:value-type="float">
            <text:p>4.5</text:p>
          </table:table-cell>
          <table:table-cell office:value-type="float" office:value="44.27" calcext:value-type="float">
            <text:p>44.27</text:p>
          </table:table-cell>
          <table:table-cell office:value-type="float" office:value="409" calcext:value-type="float">
            <text:p>409</text:p>
          </table:table-cell>
          <table:table-cell table:formula="of:=[.D60]/[.C60]*60" office:value-type="float" office:value="554.325728484301" calcext:value-type="float">
            <text:p>554.325728484301</text:p>
          </table:table-cell>
          <table:table-cell table:formula="of:=SQRT([.D60])/[.D60]*[.E60]" office:value-type="float" office:value="27.4096432114163" calcext:value-type="float">
            <text:p>27.4096432114163</text:p>
          </table:table-cell>
          <table:table-cell table:formula="of:=([.E60]-[.F60])/[.$E$59]" office:value-type="float" office:value="0.868190885676461" calcext:value-type="float">
            <text:p>0.868190885676461</text:p>
          </table:table-cell>
          <table:table-cell table:formula="of:=([.E60]+[.F60])/[.$E$59]" office:value-type="float" office:value="0.958515713788214" calcext:value-type="float">
            <text:p>0.958515713788214</text:p>
          </table:table-cell>
          <table:table-cell table:formula="of:=[.E60]/[.$E$59]" office:value-type="float" office:value="0.913353299732338" calcext:value-type="float">
            <text:p>0.913353299732338</text:p>
          </table:table-cell>
          <table:table-cell table:number-columns-repeated="1015"/>
        </table:table-row>
        <table:table-row table:style-name="ro1">
          <table:table-cell office:value-type="string" calcext:value-type="string">
            <text:p>B</text:p>
          </table:table-cell>
          <table:table-cell office:value-type="float" office:value="6.5" calcext:value-type="float">
            <text:p>6.5</text:p>
          </table:table-cell>
          <table:table-cell office:value-type="float" office:value="48.76" calcext:value-type="float">
            <text:p>48.76</text:p>
          </table:table-cell>
          <table:table-cell office:value-type="float" office:value="411" calcext:value-type="float">
            <text:p>411</text:p>
          </table:table-cell>
          <table:table-cell table:formula="of:=[.D61]/[.C61]*60" office:value-type="float" office:value="505.742411812961" calcext:value-type="float">
            <text:p>505.742411812961</text:p>
          </table:table-cell>
          <table:table-cell table:formula="of:=SQRT([.D61])/[.D61]*[.E61]" office:value-type="float" office:value="24.9464334692945" calcext:value-type="float">
            <text:p>24.9464334692945</text:p>
          </table:table-cell>
          <table:table-cell table:formula="of:=([.E61]-[.F61])/[.$E$59]" office:value-type="float" office:value="0.792199551189806" calcext:value-type="float">
            <text:p>0.792199551189806</text:p>
          </table:table-cell>
          <table:table-cell table:formula="of:=([.E61]+[.F61])/[.$E$59]" office:value-type="float" office:value="0.874407199707346" calcext:value-type="float">
            <text:p>0.874407199707346</text:p>
          </table:table-cell>
          <table:table-cell table:formula="of:=[.E61]/[.$E$59]" office:value-type="float" office:value="0.833303375448576" calcext:value-type="float">
            <text:p>0.833303375448576</text:p>
          </table:table-cell>
          <table:table-cell table:number-columns-repeated="1015"/>
        </table:table-row>
        <table:table-row table:style-name="ro1">
          <table:table-cell office:value-type="string" calcext:value-type="string">
            <text:p>C</text:p>
          </table:table-cell>
          <table:table-cell office:value-type="float" office:value="14.1" calcext:value-type="float">
            <text:p>14.1</text:p>
          </table:table-cell>
          <table:table-cell office:value-type="float" office:value="50.67" calcext:value-type="float">
            <text:p>50.67</text:p>
          </table:table-cell>
          <table:table-cell office:value-type="float" office:value="392" calcext:value-type="float">
            <text:p>392</text:p>
          </table:table-cell>
          <table:table-cell table:formula="of:=[.D62]/[.C62]*60" office:value-type="float" office:value="464.179988158674" calcext:value-type="float">
            <text:p>464.179988158674</text:p>
          </table:table-cell>
          <table:table-cell table:formula="of:=SQRT([.D62])/[.D62]*[.E62]" office:value-type="float" office:value="23.444629808435" calcext:value-type="float">
            <text:p>23.444629808435</text:p>
          </table:table-cell>
          <table:table-cell table:formula="of:=([.E62]-[.F62])/[.$E$59]" office:value-type="float" office:value="0.726192332725731" calcext:value-type="float">
            <text:p>0.726192332725731</text:p>
          </table:table-cell>
          <table:table-cell table:formula="of:=([.E62]+[.F62])/[.$E$59]" office:value-type="float" office:value="0.803450987326114" calcext:value-type="float">
            <text:p>0.803450987326114</text:p>
          </table:table-cell>
          <table:table-cell table:formula="of:=[.E62]/[.$E$59]" office:value-type="float" office:value="0.764821660025923" calcext:value-type="float">
            <text:p>0.764821660025923</text:p>
          </table:table-cell>
          <table:table-cell table:number-columns-repeated="1015"/>
        </table:table-row>
        <table:table-row table:style-name="ro1">
          <table:table-cell office:value-type="string" calcext:value-type="string">
            <text:p>D</text:p>
          </table:table-cell>
          <table:table-cell office:value-type="float" office:value="28.1" calcext:value-type="float">
            <text:p>28.1</text:p>
          </table:table-cell>
          <table:table-cell office:value-type="float" office:value="15.21" calcext:value-type="float">
            <text:p>15.21</text:p>
          </table:table-cell>
          <table:table-cell office:value-type="float" office:value="106" calcext:value-type="float">
            <text:p>106</text:p>
          </table:table-cell>
          <table:table-cell table:formula="of:=[.D63]/[.C63]*60" office:value-type="float" office:value="418.145956607495" calcext:value-type="float">
            <text:p>418.145956607495</text:p>
          </table:table-cell>
          <table:table-cell table:formula="of:=SQRT([.D63])/[.D63]*[.E63]" office:value-type="float" office:value="40.6139256054714" calcext:value-type="float">
            <text:p>40.6139256054714</text:p>
          </table:table-cell>
          <table:table-cell table:formula="of:=([.E63]-[.F63])/[.$E$59]" office:value-type="float" office:value="0.622053259575728" calcext:value-type="float">
            <text:p>0.622053259575728</text:p>
          </table:table-cell>
          <table:table-cell table:formula="of:=([.E63]+[.F63])/[.$E$59]" office:value-type="float" office:value="0.755891041445496" calcext:value-type="float">
            <text:p>0.755891041445496</text:p>
          </table:table-cell>
          <table:table-cell table:formula="of:=[.E63]/[.$E$59]" office:value-type="float" office:value="0.688972150510612" calcext:value-type="float">
            <text:p>0.688972150510612</text:p>
          </table:table-cell>
          <table:table-cell table:number-columns-repeated="1015"/>
        </table:table-row>
        <table:table-row table:style-name="ro1">
          <table:table-cell office:value-type="string" calcext:value-type="string">
            <text:p>E</text:p>
          </table:table-cell>
          <table:table-cell office:value-type="float" office:value="59.1" calcext:value-type="float">
            <text:p>59.1</text:p>
          </table:table-cell>
          <table:table-cell office:value-type="float" office:value="15.27" calcext:value-type="float">
            <text:p>15.27</text:p>
          </table:table-cell>
          <table:table-cell office:value-type="float" office:value="104" calcext:value-type="float">
            <text:p>104</text:p>
          </table:table-cell>
          <table:table-cell table:formula="of:=[.D64]/[.C64]*60" office:value-type="float" office:value="408.644400785855" calcext:value-type="float">
            <text:p>408.644400785855</text:p>
          </table:table-cell>
          <table:table-cell table:formula="of:=SQRT([.D64])/[.D64]*[.E64]" office:value-type="float" office:value="40.0708802639905" calcext:value-type="float">
            <text:p>40.0708802639905</text:p>
          </table:table-cell>
          <table:table-cell table:formula="of:=([.E64]-[.F64])/[.$E$59]" office:value-type="float" office:value="0.607292470589597" calcext:value-type="float">
            <text:p>0.607292470589597</text:p>
          </table:table-cell>
          <table:table-cell table:formula="of:=([.E64]+[.F64])/[.$E$59]" office:value-type="float" office:value="0.739340718872669" calcext:value-type="float">
            <text:p>0.739340718872669</text:p>
          </table:table-cell>
          <table:table-cell table:formula="of:=[.E64]/[.$E$59]" office:value-type="float" office:value="0.673316594731133" calcext:value-type="float">
            <text:p>0.673316594731133</text:p>
          </table:table-cell>
          <table:table-cell table:number-columns-repeated="1015"/>
        </table:table-row>
        <table:table-row table:style-name="ro1">
          <table:table-cell office:value-type="string" calcext:value-type="string">
            <text:p>F</text:p>
          </table:table-cell>
          <table:table-cell office:value-type="float" office:value="102" calcext:value-type="float">
            <text:p>102</text:p>
          </table:table-cell>
          <table:table-cell office:value-type="float" office:value="26.89" calcext:value-type="float">
            <text:p>26.89</text:p>
          </table:table-cell>
          <table:table-cell office:value-type="float" office:value="216" calcext:value-type="float">
            <text:p>216</text:p>
          </table:table-cell>
          <table:table-cell table:formula="of:=[.D65]/[.C65]*60" office:value-type="float" office:value="481.963555224991" calcext:value-type="float">
            <text:p>481.963555224991</text:p>
          </table:table-cell>
          <table:table-cell table:formula="of:=SQRT([.D65])/[.D65]*[.E65]" office:value-type="float" office:value="32.793466247748" calcext:value-type="float">
            <text:p>32.793466247748</text:p>
          </table:table-cell>
          <table:table-cell table:formula="of:=([.E65]-[.F65])/[.$E$59]" office:value-type="float" office:value="0.740090098343777" calcext:value-type="float">
            <text:p>0.740090098343777</text:p>
          </table:table-cell>
          <table:table-cell table:formula="of:=([.E65]+[.F65])/[.$E$59]" office:value-type="float" office:value="0.848156598121588" calcext:value-type="float">
            <text:p>0.848156598121588</text:p>
          </table:table-cell>
          <table:table-cell table:formula="of:=[.E65]/[.$E$59]" office:value-type="float" office:value="0.794123348232683" calcext:value-type="float">
            <text:p>0.794123348232683</text:p>
          </table:table-cell>
          <table:table-cell table:number-columns-repeated="1015"/>
        </table:table-row>
        <table:table-row table:style-name="ro1">
          <table:table-cell office:value-type="string" calcext:value-type="string">
            <text:p>G</text:p>
          </table:table-cell>
          <table:table-cell office:value-type="float" office:value="129" calcext:value-type="float">
            <text:p>129</text:p>
          </table:table-cell>
          <table:table-cell office:value-type="float" office:value="13.1" calcext:value-type="float">
            <text:p>13.1</text:p>
          </table:table-cell>
          <table:table-cell office:value-type="float" office:value="109" calcext:value-type="float">
            <text:p>109</text:p>
          </table:table-cell>
          <table:table-cell table:formula="of:=[.D66]/[.C66]*60" office:value-type="float" office:value="499.236641221374" calcext:value-type="float">
            <text:p>499.236641221374</text:p>
          </table:table-cell>
          <table:table-cell table:formula="of:=SQRT([.D66])/[.D66]*[.E66]" office:value-type="float" office:value="47.8181977507354" calcext:value-type="float">
            <text:p>47.8181977507354</text:p>
          </table:table-cell>
          <table:table-cell table:formula="of:=([.E66]-[.F66])/[.$E$59]" office:value-type="float" office:value="0.743794674714653" calcext:value-type="float">
            <text:p>0.743794674714653</text:p>
          </table:table-cell>
          <table:table-cell table:formula="of:=([.E66]+[.F66])/[.$E$59]" office:value-type="float" office:value="0.901373175796709" calcext:value-type="float">
            <text:p>0.901373175796709</text:p>
          </table:table-cell>
          <table:table-cell table:formula="of:=[.E66]/[.$E$59]" office:value-type="float" office:value="0.822583925255681" calcext:value-type="float">
            <text:p>0.822583925255681</text:p>
          </table:table-cell>
          <table:table-cell table:number-columns-repeated="1015"/>
        </table:table-row>
        <table:table-row table:style-name="ro1">
          <table:table-cell office:value-type="string" calcext:value-type="string">
            <text:p>H</text:p>
          </table:table-cell>
          <table:table-cell office:value-type="float" office:value="161" calcext:value-type="float">
            <text:p>161</text:p>
          </table:table-cell>
          <table:table-cell office:value-type="float" office:value="15.22" calcext:value-type="float">
            <text:p>15.22</text:p>
          </table:table-cell>
          <table:table-cell office:value-type="float" office:value="111" calcext:value-type="float">
            <text:p>111</text:p>
          </table:table-cell>
          <table:table-cell table:formula="of:=[.D67]/[.C67]*60" office:value-type="float" office:value="437.582128777924" calcext:value-type="float">
            <text:p>437.582128777924</text:p>
          </table:table-cell>
          <table:table-cell table:formula="of:=SQRT([.D67])/[.D67]*[.E67]" office:value-type="float" office:value="41.5334576327966" calcext:value-type="float">
            <text:p>41.5334576327966</text:p>
          </table:table-cell>
          <table:table-cell table:formula="of:=([.E67]-[.F67])/[.$E$59]" office:value-type="float" office:value="0.652562820120398" calcext:value-type="float">
            <text:p>0.652562820120398</text:p>
          </table:table-cell>
          <table:table-cell table:formula="of:=([.E67]+[.F67])/[.$E$59]" office:value-type="float" office:value="0.789430797300289" calcext:value-type="float">
            <text:p>0.789430797300289</text:p>
          </table:table-cell>
          <table:table-cell table:formula="of:=[.E67]/[.$E$59]" office:value-type="float" office:value="0.720996808710344" calcext:value-type="float">
            <text:p>0.720996808710344</text:p>
          </table:table-cell>
          <table:table-cell table:number-columns-repeated="1015"/>
        </table:table-row>
        <table:table-row table:style-name="ro1">
          <table:table-cell office:value-type="string" calcext:value-type="string">
            <text:p>I</text:p>
          </table:table-cell>
          <table:table-cell office:value-type="float" office:value="206" calcext:value-type="float">
            <text:p>206</text:p>
          </table:table-cell>
          <table:table-cell office:value-type="float" office:value="49.08" calcext:value-type="float">
            <text:p>49.08</text:p>
          </table:table-cell>
          <table:table-cell office:value-type="float" office:value="407" calcext:value-type="float">
            <text:p>407</text:p>
          </table:table-cell>
          <table:table-cell table:formula="of:=[.D68]/[.C68]*60" office:value-type="float" office:value="497.555012224939" calcext:value-type="float">
            <text:p>497.555012224939</text:p>
          </table:table-cell>
          <table:table-cell table:formula="of:=SQRT([.D68])/[.D68]*[.E68]" office:value-type="float" office:value="24.6628863103081" calcext:value-type="float">
            <text:p>24.6628863103081</text:p>
          </table:table-cell>
          <table:table-cell table:formula="of:=([.E68]-[.F68])/[.$E$59]" office:value-type="float" office:value="0.779176504764744" calcext:value-type="float">
            <text:p>0.779176504764744</text:p>
          </table:table-cell>
          <table:table-cell table:formula="of:=([.E68]+[.F68])/[.$E$59]" office:value-type="float" office:value="0.86044976138964" calcext:value-type="float">
            <text:p>0.86044976138964</text:p>
          </table:table-cell>
          <table:table-cell table:formula="of:=[.E68]/[.$E$59]" office:value-type="float" office:value="0.819813133077192" calcext:value-type="float">
            <text:p>0.819813133077192</text:p>
          </table:table-cell>
          <table:table-cell table:number-columns-repeated="1015"/>
        </table:table-row>
        <table:table-row table:style-name="ro1">
          <table:table-cell office:value-type="string" calcext:value-type="string">
            <text:p>J</text:p>
          </table:table-cell>
          <table:table-cell office:value-type="float" office:value="258" calcext:value-type="float">
            <text:p>258</text:p>
          </table:table-cell>
          <table:table-cell office:value-type="float" office:value="54.31" calcext:value-type="float">
            <text:p>54.31</text:p>
          </table:table-cell>
          <table:table-cell office:value-type="float" office:value="423" calcext:value-type="float">
            <text:p>423</text:p>
          </table:table-cell>
          <table:table-cell table:formula="of:=[.D69]/[.C69]*60" office:value-type="float" office:value="467.317252807954" calcext:value-type="float">
            <text:p>467.317252807954</text:p>
          </table:table-cell>
          <table:table-cell table:formula="of:=SQRT([.D69])/[.D69]*[.E69]" office:value-type="float" office:value="22.7217423692172" calcext:value-type="float">
            <text:p>22.7217423692172</text:p>
          </table:table-cell>
          <table:table-cell table:formula="of:=([.E69]-[.F69])/[.$E$59]" office:value-type="float" office:value="0.732552641234483" calcext:value-type="float">
            <text:p>0.732552641234483</text:p>
          </table:table-cell>
          <table:table-cell table:formula="of:=([.E69]+[.F69])/[.$E$59]" office:value-type="float" office:value="0.80742911657088" calcext:value-type="float">
            <text:p>0.80742911657088</text:p>
          </table:table-cell>
          <table:table-cell table:formula="of:=[.E69]/[.$E$59]" office:value-type="float" office:value="0.769990878902682" calcext:value-type="float">
            <text:p>0.769990878902682</text:p>
          </table:table-cell>
          <table:table-cell table:number-columns-repeated="1015"/>
        </table:table-row>
        <table:table-row table:style-name="ro1">
          <table:table-cell office:value-type="string" calcext:value-type="string">
            <text:p>K</text:p>
          </table:table-cell>
          <table:table-cell office:value-type="float" office:value="328" calcext:value-type="float">
            <text:p>328</text:p>
          </table:table-cell>
          <table:table-cell table:number-columns-repeated="2"/>
          <table:table-cell table:formula="of:=[.D70]/[.C70]*60" office:value-type="string" office:string-value="" calcext:value-type="error">
            <text:p>#DIV/0!</text:p>
          </table:table-cell>
          <table:table-cell table:formula="of:=SQRT([.D70])/[.D70]*[.E70]" office:value-type="string" office:string-value="" calcext:value-type="error">
            <text:p>#DIV/0!</text:p>
          </table:table-cell>
          <table:table-cell table:formula="of:=([.E70]-[.F70])/[.$E$59]" office:value-type="string" office:string-value="" calcext:value-type="error">
            <text:p>#DIV/0!</text:p>
          </table:table-cell>
          <table:table-cell table:formula="of:=([.E70]+[.F70])/[.$E$59]" office:value-type="string" office:string-value="" calcext:value-type="error">
            <text:p>#DIV/0!</text:p>
          </table:table-cell>
          <table:table-cell table:formula="of:=[.E70]/[.$E$59]" office:value-type="string" office:string-value="" calcext:value-type="error">
            <text:p>#DIV/0!</text:p>
          </table:table-cell>
          <table:table-cell table:number-columns-repeated="1015"/>
        </table:table-row>
        <table:table-row table:style-name="ro1">
          <table:table-cell office:value-type="string" calcext:value-type="string">
            <text:p>O</text:p>
          </table:table-cell>
          <table:table-cell office:value-type="float" office:value="645" calcext:value-type="float">
            <text:p>645</text:p>
          </table:table-cell>
          <table:table-cell table:number-columns-repeated="2"/>
          <table:table-cell table:formula="of:=[.D71]/[.C71]*60" office:value-type="string" office:string-value="" calcext:value-type="error">
            <text:p>#DIV/0!</text:p>
          </table:table-cell>
          <table:table-cell table:formula="of:=SQRT([.D71])/[.D71]*[.E71]" office:value-type="string" office:string-value="" calcext:value-type="error">
            <text:p>#DIV/0!</text:p>
          </table:table-cell>
          <table:table-cell table:formula="of:=([.E71]-[.F71])/[.$E$59]" office:value-type="string" office:string-value="" calcext:value-type="error">
            <text:p>#DIV/0!</text:p>
          </table:table-cell>
          <table:table-cell table:formula="of:=([.E71]+[.F71])/[.$E$59]" office:value-type="string" office:string-value="" calcext:value-type="error">
            <text:p>#DIV/0!</text:p>
          </table:table-cell>
          <table:table-cell table:formula="of:=[.E71]/[.$E$59]" office:value-type="string" office:string-value="" calcext:value-type="error">
            <text:p>#DIV/0!</text:p>
          </table:table-cell>
          <table:table-cell table:number-columns-repeated="1015"/>
        </table:table-row>
        <table:table-row table:style-name="ro1">
          <table:table-cell office:value-type="string" calcext:value-type="string">
            <text:p>P</text:p>
          </table:table-cell>
          <table:table-cell office:value-type="float" office:value="849" calcext:value-type="float">
            <text:p>849</text:p>
          </table:table-cell>
          <table:table-cell table:number-columns-repeated="2"/>
          <table:table-cell table:formula="of:=[.D72]/[.C72]*60" office:value-type="string" office:string-value="" calcext:value-type="error">
            <text:p>#DIV/0!</text:p>
          </table:table-cell>
          <table:table-cell table:formula="of:=SQRT([.D72])/[.D72]*[.E72]" office:value-type="string" office:string-value="" calcext:value-type="error">
            <text:p>#DIV/0!</text:p>
          </table:table-cell>
          <table:table-cell table:formula="of:=([.E72]-[.F72])/[.$E$59]" office:value-type="string" office:string-value="" calcext:value-type="error">
            <text:p>#DIV/0!</text:p>
          </table:table-cell>
          <table:table-cell table:formula="of:=([.E72]+[.F72])/[.$E$59]" office:value-type="string" office:string-value="" calcext:value-type="error">
            <text:p>#DIV/0!</text:p>
          </table:table-cell>
          <table:table-cell table:formula="of:=[.E72]/[.$E$59]" office:value-type="string" office:string-value="" calcext:value-type="error">
            <text:p>#DIV/0!</text:p>
          </table:table-cell>
          <table:table-cell table:number-columns-repeated="1015"/>
        </table:table-row>
        <table:table-row table:style-name="ro1">
          <table:table-cell office:value-type="string" calcext:value-type="string">
            <text:p>Q</text:p>
          </table:table-cell>
          <table:table-cell office:value-type="float" office:value="1230" calcext:value-type="float">
            <text:p>1230</text:p>
          </table:table-cell>
          <table:table-cell table:number-columns-repeated="2"/>
          <table:table-cell table:formula="of:=[.D73]/[.C73]*60" office:value-type="string" office:string-value="" calcext:value-type="error">
            <text:p>#DIV/0!</text:p>
          </table:table-cell>
          <table:table-cell table:formula="of:=SQRT([.D73])/[.D73]*[.E73]" office:value-type="string" office:string-value="" calcext:value-type="error">
            <text:p>#DIV/0!</text:p>
          </table:table-cell>
          <table:table-cell table:formula="of:=([.E73]-[.F73])/[.$E$59]" office:value-type="string" office:string-value="" calcext:value-type="error">
            <text:p>#DIV/0!</text:p>
          </table:table-cell>
          <table:table-cell table:formula="of:=([.E73]+[.F73])/[.$E$59]" office:value-type="string" office:string-value="" calcext:value-type="error">
            <text:p>#DIV/0!</text:p>
          </table:table-cell>
          <table:table-cell table:formula="of:=[.E73]/[.$E$59]" office:value-type="string" office:string-value="" calcext:value-type="error">
            <text:p>#DIV/0!</text:p>
          </table:table-cell>
          <table:table-cell table:number-columns-repeated="1015"/>
        </table:table-row>
        <table:table-row table:style-name="ro1">
          <table:table-cell office:value-type="string" calcext:value-type="string">
            <text:p>R</text:p>
          </table:table-cell>
          <table:table-cell office:value-type="float" office:value="1890" calcext:value-type="float">
            <text:p>1890</text:p>
          </table:table-cell>
          <table:table-cell table:number-columns-repeated="2"/>
          <table:table-cell table:formula="of:=[.D74]/[.C74]*60" office:value-type="string" office:string-value="" calcext:value-type="error">
            <text:p>#DIV/0!</text:p>
          </table:table-cell>
          <table:table-cell table:formula="of:=SQRT([.D74])/[.D74]*[.E74]" office:value-type="string" office:string-value="" calcext:value-type="error">
            <text:p>#DIV/0!</text:p>
          </table:table-cell>
          <table:table-cell table:formula="of:=([.E74]-[.F74])/[.$E$59]" office:value-type="string" office:string-value="" calcext:value-type="error">
            <text:p>#DIV/0!</text:p>
          </table:table-cell>
          <table:table-cell table:formula="of:=([.E74]+[.F74])/[.$E$59]" office:value-type="string" office:string-value="" calcext:value-type="error">
            <text:p>#DIV/0!</text:p>
          </table:table-cell>
          <table:table-cell table:formula="of:=[.E74]/[.$E$59]" office:value-type="string" office:string-value="" calcext:value-type="error">
            <text:p>#DIV/0!</text:p>
          </table:table-cell>
          <table:table-cell table:number-columns-repeated="1015"/>
        </table:table-row>
        <table:table-row table:style-name="ro1">
          <table:table-cell office:value-type="string" calcext:value-type="string">
            <text:p>S</text:p>
          </table:table-cell>
          <table:table-cell office:value-type="float" office:value="3632" calcext:value-type="float">
            <text:p>3632</text:p>
          </table:table-cell>
          <table:table-cell table:number-columns-repeated="2"/>
          <table:table-cell table:formula="of:=[.D75]/[.C75]*60" office:value-type="string" office:string-value="" calcext:value-type="error">
            <text:p>#DIV/0!</text:p>
          </table:table-cell>
          <table:table-cell table:formula="of:=SQRT([.D75])/[.D75]*[.E75]" office:value-type="string" office:string-value="" calcext:value-type="error">
            <text:p>#DIV/0!</text:p>
          </table:table-cell>
          <table:table-cell table:formula="of:=([.E75]-[.F75])/[.$E$59]" office:value-type="string" office:string-value="" calcext:value-type="error">
            <text:p>#DIV/0!</text:p>
          </table:table-cell>
          <table:table-cell table:formula="of:=([.E75]+[.F75])/[.$E$59]" office:value-type="string" office:string-value="" calcext:value-type="error">
            <text:p>#DIV/0!</text:p>
          </table:table-cell>
          <table:table-cell table:formula="of:=[.E75]/[.$E$59]" office:value-type="string" office:string-value="" calcext:value-type="error">
            <text:p>#DIV/0!</text:p>
          </table:table-cell>
          <table:table-cell table:number-columns-repeated="1015"/>
        </table:table-row>
        <table:table-row table:style-name="ro1" table:visibility="collapse">
          <table:table-cell office:value-type="string" calcext:value-type="string">
            <text:p>T</text:p>
          </table:table-cell>
          <table:table-cell office:value-type="float" office:value="7435" calcext:value-type="float">
            <text:p>7435</text:p>
          </table:table-cell>
          <table:table-cell table:number-columns-repeated="2"/>
          <table:table-cell table:formula="of:=[.D76]/[.C76]*60" office:value-type="string" office:string-value="" calcext:value-type="error">
            <text:p>#DIV/0!</text:p>
          </table:table-cell>
          <table:table-cell table:formula="of:=SQRT([.D76])/[.D76]*[.E76]" office:value-type="string" office:string-value="" calcext:value-type="error">
            <text:p>#DIV/0!</text:p>
          </table:table-cell>
          <table:table-cell table:formula="of:=([.E76]-[.F76])/[.$E$59]" office:value-type="string" office:string-value="" calcext:value-type="error">
            <text:p>#DIV/0!</text:p>
          </table:table-cell>
          <table:table-cell table:formula="of:=([.E76]+[.F76])/[.$E$59]" office:value-type="string" office:string-value="" calcext:value-type="error">
            <text:p>#DIV/0!</text:p>
          </table:table-cell>
          <table:table-cell table:formula="of:=[.E76]/[.$E$59]" office:value-type="string" office:string-value="" calcext:value-type="error">
            <text:p>#DIV/0!</text:p>
          </table:table-cell>
          <table:table-cell table:number-columns-repeated="1015"/>
        </table:table-row>
        <table:table-row table:style-name="ro1" table:visibility="collapse">
          <table:table-cell table:number-columns-repeated="1024"/>
        </table:table-row>
        <table:table-row table:style-name="ro1" table:visibility="collapse">
          <table:table-cell office:value-type="string" calcext:value-type="string">
            <text:p>Note: Looks like there is about 1 cpm background, regardless of shielding (up to T shield)</text:p>
          </table:table-cell>
          <table:table-cell table:number-columns-repeated="1023"/>
        </table:table-row>
        <table:table-row table:style-name="ro1" table:visibility="collapse">
          <table:table-cell table:number-columns-repeated="1024"/>
        </table:table-row>
        <table:table-row table:style-name="ro1" table:visibility="collapse">
          <table:table-cell office:value-type="string" calcext:value-type="string">
            <text:p>Shield T (thickness = 7435 mg/cm^2) resulted in about 50% reduction in count rate.</text:p>
          </table:table-cell>
          <table:table-cell table:number-columns-repeated="1023"/>
        </table:table-row>
        <table:table-row table:style-name="ro1" table:visibility="collapse">
          <table:table-cell table:number-columns-repeated="1024"/>
        </table:table-row>
        <table:table-row table:style-name="ro1" table:visibility="collapse">
          <table:table-cell office:value-type="string" calcext:value-type="string">
            <text:p>“hypothesis: Cs-137 emits both beta and gamma radiation. Design an experiment to test this, given the patterns found in the previous section.</text:p>
          </table:table-cell>
          <table:table-cell table:number-columns-repeated="1023"/>
        </table:table-row>
        <table:table-row table:style-name="ro1" table:visibility="collapse">
          <table:table-cell office:value-type="string" calcext:value-type="string">
            <text:p>“Given the previous results (what we know about shielding different kinds of radiation) and the hypothesis above, design an experiment to test it.</text:p>
          </table:table-cell>
          <table:table-cell table:number-columns-repeated="1023"/>
        </table:table-row>
        <table:table-row table:style-name="ro1">
          <table:table-cell office:value-type="string" calcext:value-type="string">
            <text:p>Or, call the first an observational experiment. End with general explanation for different stopping lengths for different radiation types. Then, next is Testing that explanation for Cs-137, assuming it has both kinds of radiation emitted. In this case, hypothesis might be “beta radiation has a much shorter stopping length than gamma, or even semi-quantitative “50 times the stopping length”). So then prediction would be that at gamma stopping length, almost no betas should be there, so twice this amount should be unshielded gamma. Subtract that from total unshielded counts to get total unshielded betas. Half that to get how much should be reduced with Shield H. So quantitative prediction would be:</text:p>
          </table:table-cell>
          <table:table-cell table:number-columns-repeated="1023"/>
        </table:table-row>
        <table:table-row table:style-name="ro1">
          <table:table-cell office:value-type="string" calcext:value-type="string">
            <text:p>C_H = (C_0-2*C_T)/2+2*C_T</text:p>
          </table:table-cell>
          <table:table-cell table:number-columns-repeated="1023"/>
        </table:table-row>
        <table:table-row table:style-name="ro1">
          <table:table-cell office:value-type="string" calcext:value-type="string">
            <text:p>C_H = C_0/2 + C_T</text:p>
          </table:table-cell>
          <table:table-cell table:number-columns-repeated="1023"/>
        </table:table-row>
        <table:table-row table:style-name="ro1">
          <table:table-cell table:number-columns-repeated="1024"/>
        </table:table-row>
        <table:table-row table:style-name="ro1">
          <table:table-cell office:value-type="string" calcext:value-type="string">
            <text:p>Assuming gamma shielding is negligible with Shield H.</text:p>
          </table:table-cell>
          <table:table-cell table:number-columns-repeated="1023"/>
        </table:table-row>
        <table:table-row table:style-name="ro1">
          <table:table-cell office:value-type="string" calcext:value-type="string">
            <text:p>Assuming beta and gammas from all materials are blocked in the same way.</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hielding</text:p>
          </table:table-cell>
          <table:table-cell table:style-name="ce1" office:value-type="string" calcext:value-type="string">
            <text:p>Duration (s)</text:p>
          </table:table-cell>
          <table:table-cell table:style-name="ce1" office:value-type="string" calcext:value-type="string">
            <text:p>Counts</text:p>
          </table:table-cell>
          <table:table-cell table:style-name="ce1" office:value-type="string" calcext:value-type="string">
            <text:p>Counts/(60s)</text:p>
          </table:table-cell>
          <table:table-cell table:style-name="ce1" office:value-type="string" calcext:value-type="string">
            <text:p>Uncertainty</text:p>
          </table:table-cell>
          <table:table-cell table:number-columns-repeated="1019"/>
        </table:table-row>
        <table:table-row table:style-name="ro1">
          <table:table-cell office:value-type="string" calcext:value-type="string">
            <text:p>None</text:p>
          </table:table-cell>
          <table:table-cell office:value-type="float" office:value="60.19" calcext:value-type="float">
            <text:p>60.19</text:p>
          </table:table-cell>
          <table:table-cell office:value-type="float" office:value="42638" calcext:value-type="float">
            <text:p>42638</text:p>
          </table:table-cell>
          <table:table-cell table:formula="of:=[.C92]/[.B92]*60" office:value-type="float" office:value="42503.4058813756" calcext:value-type="float">
            <text:p>42503.4058813756</text:p>
          </table:table-cell>
          <table:table-cell table:formula="of:=SQRT([.C92])/[.C92]*[.D92]" office:value-type="float" office:value="205.837889204201" calcext:value-type="float">
            <text:p>205.837889204201</text:p>
          </table:table-cell>
          <table:table-cell table:number-columns-repeated="1019"/>
        </table:table-row>
        <table:table-row table:style-name="ro1">
          <table:table-cell office:value-type="string" calcext:value-type="string">
            <text:p>H</text:p>
          </table:table-cell>
          <table:table-cell office:value-type="float" office:value="60.26" calcext:value-type="float">
            <text:p>60.26</text:p>
          </table:table-cell>
          <table:table-cell office:value-type="float" office:value="2200" calcext:value-type="float">
            <text:p>2200</text:p>
          </table:table-cell>
          <table:table-cell table:formula="of:=[.C93]/[.B93]*60" office:value-type="float" office:value="2190.50779953535" calcext:value-type="float">
            <text:p>2190.50779953535</text:p>
          </table:table-cell>
          <table:table-cell table:formula="of:=SQRT([.C93])/[.C93]*[.D93]" office:value-type="float" office:value="46.7017832043488" calcext:value-type="float">
            <text:p>46.7017832043488</text:p>
          </table:table-cell>
          <table:table-cell table:number-columns-repeated="1019"/>
        </table:table-row>
        <table:table-row table:style-name="ro1">
          <table:table-cell office:value-type="string" calcext:value-type="string">
            <text:p>T</text:p>
          </table:table-cell>
          <table:table-cell office:value-type="float" office:value="60.22" calcext:value-type="float">
            <text:p>60.22</text:p>
          </table:table-cell>
          <table:table-cell office:value-type="float" office:value="955" calcext:value-type="float">
            <text:p>955</text:p>
          </table:table-cell>
          <table:table-cell table:formula="of:=[.C94]/[.B94]*60" office:value-type="float" office:value="951.511125871803" calcext:value-type="float">
            <text:p>951.511125871803</text:p>
          </table:table-cell>
          <table:table-cell table:formula="of:=SQRT([.C94])/[.C94]*[.D94]" office:value-type="float" office:value="30.7901769651859" calcext:value-type="float">
            <text:p>30.7901769651859</text:p>
          </table:table-cell>
          <table:table-cell table:number-columns-repeated="1019"/>
        </table:table-row>
        <table:table-row table:style-name="ro1">
          <table:table-cell table:number-columns-repeated="1024"/>
        </table:table-row>
        <table:table-row table:style-name="ro1">
          <table:table-cell office:value-type="string" calcext:value-type="string">
            <text:p>C_H Predicted</text:p>
          </table:table-cell>
          <table:table-cell table:formula="of:=[.D92]/2+[.D94]" office:value-type="float" office:value="22203.2140665596" calcext:value-type="float">
            <text:p>22203.2140665596</text:p>
          </table:table-cell>
          <table:table-cell table:number-columns-repeated="1022"/>
        </table:table-row>
        <table:table-row table:style-name="ro1">
          <table:table-cell table:number-columns-repeated="1024"/>
        </table:table-row>
        <table:table-row table:style-name="ro1">
          <table:table-cell office:value-type="string" calcext:value-type="string">
            <text:p>Second Assumption is questioned.</text:p>
          </table:table-cell>
          <table:table-cell table:number-columns-repeated="1023"/>
        </table:table-row>
        <table:table-row table:style-name="ro1">
          <table:table-cell office:value-type="string" calcext:value-type="string">
            <text:p>Need to use trend instead. Should have steep slope at beginning, shallow at end.</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hielding</text:p>
          </table:table-cell>
          <table:table-cell table:style-name="ce1" office:value-type="string" calcext:value-type="string">
            <text:p>Thickness (mg/cm^2)</text:p>
          </table:table-cell>
          <table:table-cell table:style-name="ce1" office:value-type="string" calcext:value-type="string">
            <text:p>Duration (s)</text:p>
          </table:table-cell>
          <table:table-cell table:style-name="ce1" office:value-type="string" calcext:value-type="string">
            <text:p>Counts</text:p>
          </table:table-cell>
          <table:table-cell table:style-name="ce1" office:value-type="string" calcext:value-type="string">
            <text:p>Counts/(60s)</text:p>
          </table:table-cell>
          <table:table-cell table:style-name="ce1" office:value-type="string" calcext:value-type="string">
            <text:p>Uncertainty</text:p>
          </table:table-cell>
          <table:table-cell table:style-name="ce1" office:value-type="string" calcext:value-type="string">
            <text:p>Transmission</text:p>
          </table:table-cell>
          <table:table-cell table:style-name="ce1" office:value-type="string" calcext:value-type="string">
            <text:p>dTrans</text:p>
          </table:table-cell>
          <table:table-cell table:number-columns-repeated="1016"/>
        </table:table-row>
        <table:table-row table:style-name="ro1">
          <table:table-cell office:value-type="string" calcext:value-type="string">
            <text:p>None</text:p>
          </table:table-cell>
          <table:table-cell office:value-type="float" office:value="0" calcext:value-type="float">
            <text:p>0</text:p>
          </table:table-cell>
          <table:table-cell office:value-type="float" office:value="60.19" calcext:value-type="float">
            <text:p>60.19</text:p>
          </table:table-cell>
          <table:table-cell office:value-type="float" office:value="42638" calcext:value-type="float">
            <text:p>42638</text:p>
          </table:table-cell>
          <table:table-cell table:formula="of:=[.D102]/[.C102]*60" office:value-type="float" office:value="42503.4058813756" calcext:value-type="float">
            <text:p>42503.4058813756</text:p>
          </table:table-cell>
          <table:table-cell table:formula="of:=SQRT([.D102])/[.D102]*[.E102]" office:value-type="float" office:value="205.837889204201" calcext:value-type="float">
            <text:p>205.837889204201</text:p>
          </table:table-cell>
          <table:table-cell table:formula="of:=[.E102]/[.$E$102]" office:value-type="float" office:value="1" calcext:value-type="float">
            <text:p>1</text:p>
          </table:table-cell>
          <table:table-cell table:number-columns-repeated="1017"/>
        </table:table-row>
        <table:table-row table:style-name="ro1">
          <table:table-cell office:value-type="string" calcext:value-type="string">
            <text:p>A</text:p>
          </table:table-cell>
          <table:table-cell office:value-type="float" office:value="4.5" calcext:value-type="float">
            <text:p>4.5</text:p>
          </table:table-cell>
          <table:table-cell office:value-type="float" office:value="60.21" calcext:value-type="float">
            <text:p>60.21</text:p>
          </table:table-cell>
          <table:table-cell office:value-type="float" office:value="39560" calcext:value-type="float">
            <text:p>39560</text:p>
          </table:table-cell>
          <table:table-cell table:formula="of:=[.D103]/[.C103]*60" office:value-type="float" office:value="39422.0229197808" calcext:value-type="float">
            <text:p>39422.0229197808</text:p>
          </table:table-cell>
          <table:table-cell table:formula="of:=SQRT([.D103])/[.D103]*[.E103]" office:value-type="float" office:value="198.203246883138" calcext:value-type="float">
            <text:p>198.203246883138</text:p>
          </table:table-cell>
          <table:table-cell table:formula="of:=[.E103]/[.$E$102]" office:value-type="float" office:value="0.927502681309944" calcext:value-type="float">
            <text:p>0.927502681309944</text:p>
          </table:table-cell>
          <table:table-cell table:formula="of:=SQRT(([.$F$102]/[.$E$102])^2+([.F103]/[.E103])^2)*[.G103]" office:value-type="float" office:value="0.00647469395428511" calcext:value-type="float">
            <text:p>0.006474693954285</text:p>
          </table:table-cell>
          <table:table-cell table:number-columns-repeated="1016"/>
        </table:table-row>
        <table:table-row table:style-name="ro1">
          <table:table-cell office:value-type="string" calcext:value-type="string">
            <text:p>B</text:p>
          </table:table-cell>
          <table:table-cell office:value-type="float" office:value="6.5" calcext:value-type="float">
            <text:p>6.5</text:p>
          </table:table-cell>
          <table:table-cell office:value-type="float" office:value="60.24" calcext:value-type="float">
            <text:p>60.24</text:p>
          </table:table-cell>
          <table:table-cell office:value-type="float" office:value="38755" calcext:value-type="float">
            <text:p>38755</text:p>
          </table:table-cell>
          <table:table-cell table:formula="of:=[.D104]/[.C104]*60" office:value-type="float" office:value="38600.5976095617" calcext:value-type="float">
            <text:p>38600.5976095617</text:p>
          </table:table-cell>
          <table:table-cell table:formula="of:=SQRT([.D104])/[.D104]*[.E104]" office:value-type="float" office:value="196.078582124845" calcext:value-type="float">
            <text:p>196.078582124845</text:p>
          </table:table-cell>
          <table:table-cell table:formula="of:=[.E104]/[.$E$102]" office:value-type="float" office:value="0.908176575714747" calcext:value-type="float">
            <text:p>0.908176575714747</text:p>
          </table:table-cell>
          <table:table-cell table:formula="of:=SQRT(([.$F$102]/[.$E$102])^2+([.F104]/[.E104])^2)*[.G104]" office:value-type="float" office:value="0.00637384562919551" calcext:value-type="float">
            <text:p>0.006373845629196</text:p>
          </table:table-cell>
          <table:table-cell table:number-columns-repeated="1016"/>
        </table:table-row>
        <table:table-row table:style-name="ro1">
          <table:table-cell office:value-type="string" calcext:value-type="string">
            <text:p>C</text:p>
          </table:table-cell>
          <table:table-cell office:value-type="float" office:value="14.1" calcext:value-type="float">
            <text:p>14.1</text:p>
          </table:table-cell>
          <table:table-cell office:value-type="float" office:value="60.16" calcext:value-type="float">
            <text:p>60.16</text:p>
          </table:table-cell>
          <table:table-cell office:value-type="float" office:value="36051" calcext:value-type="float">
            <text:p>36051</text:p>
          </table:table-cell>
          <table:table-cell table:formula="of:=[.D105]/[.C105]*60" office:value-type="float" office:value="35955.1196808511" calcext:value-type="float">
            <text:p>35955.1196808511</text:p>
          </table:table-cell>
          <table:table-cell table:formula="of:=SQRT([.D105])/[.D105]*[.E105]" office:value-type="float" office:value="189.366032758124" calcext:value-type="float">
            <text:p>189.366032758124</text:p>
          </table:table-cell>
          <table:table-cell table:formula="of:=[.E105]/[.$E$102]" office:value-type="float" office:value="0.845935024153113" calcext:value-type="float">
            <text:p>0.845935024153113</text:p>
          </table:table-cell>
          <table:table-cell table:formula="of:=SQRT(([.$F$102]/[.$E$102])^2+([.F105]/[.E105])^2)*[.G105]" office:value-type="float" office:value="0.00605252997447366" calcext:value-type="float">
            <text:p>0.006052529974474</text:p>
          </table:table-cell>
          <table:table-cell table:number-columns-repeated="1016"/>
        </table:table-row>
        <table:table-row table:style-name="ro1">
          <table:table-cell office:value-type="string" calcext:value-type="string">
            <text:p>D</text:p>
          </table:table-cell>
          <table:table-cell office:value-type="float" office:value="28.1" calcext:value-type="float">
            <text:p>28.1</text:p>
          </table:table-cell>
          <table:table-cell office:value-type="float" office:value="60.22" calcext:value-type="float">
            <text:p>60.22</text:p>
          </table:table-cell>
          <table:table-cell office:value-type="float" office:value="30910" calcext:value-type="float">
            <text:p>30910</text:p>
          </table:table-cell>
          <table:table-cell table:formula="of:=[.D106]/[.C106]*60" office:value-type="float" office:value="30797.0773829293" calcext:value-type="float">
            <text:p>30797.0773829293</text:p>
          </table:table-cell>
          <table:table-cell table:formula="of:=SQRT([.D106])/[.D106]*[.E106]" office:value-type="float" office:value="175.170109615822" calcext:value-type="float">
            <text:p>175.170109615822</text:p>
          </table:table-cell>
          <table:table-cell table:formula="of:=[.E106]/[.$E$102]" office:value-type="float" office:value="0.724579048297494" calcext:value-type="float">
            <text:p>0.724579048297494</text:p>
          </table:table-cell>
          <table:table-cell table:formula="of:=SQRT(([.$F$102]/[.$E$102])^2+([.F106]/[.E106])^2)*[.G106]" office:value-type="float" office:value="0.00541281632777446" calcext:value-type="float">
            <text:p>0.005412816327774</text:p>
          </table:table-cell>
          <table:table-cell table:number-columns-repeated="1016"/>
        </table:table-row>
        <table:table-row table:style-name="ro1">
          <table:table-cell office:value-type="string" calcext:value-type="string">
            <text:p>E</text:p>
          </table:table-cell>
          <table:table-cell office:value-type="float" office:value="59.1" calcext:value-type="float">
            <text:p>59.1</text:p>
          </table:table-cell>
          <table:table-cell office:value-type="float" office:value="60.2" calcext:value-type="float">
            <text:p>60.2</text:p>
          </table:table-cell>
          <table:table-cell office:value-type="float" office:value="15581" calcext:value-type="float">
            <text:p>15581</text:p>
          </table:table-cell>
          <table:table-cell table:formula="of:=[.D107]/[.C107]*60" office:value-type="float" office:value="15529.2358803987" calcext:value-type="float">
            <text:p>15529.2358803987</text:p>
          </table:table-cell>
          <table:table-cell table:formula="of:=SQRT([.D107])/[.D107]*[.E107]" office:value-type="float" office:value="124.409178659039" calcext:value-type="float">
            <text:p>124.409178659039</text:p>
          </table:table-cell>
          <table:table-cell table:formula="of:=[.E107]/[.$E$102]" office:value-type="float" office:value="0.365364505699609" calcext:value-type="float">
            <text:p>0.365364505699609</text:p>
          </table:table-cell>
          <table:table-cell table:formula="of:=SQRT(([.$F$102]/[.$E$102])^2+([.F107]/[.E107])^2)*[.G107]" office:value-type="float" office:value="0.00342028777975284" calcext:value-type="float">
            <text:p>0.003420287779753</text:p>
          </table:table-cell>
          <table:table-cell table:number-columns-repeated="1016"/>
        </table:table-row>
        <table:table-row table:style-name="ro1">
          <table:table-cell office:value-type="string" calcext:value-type="string">
            <text:p>F</text:p>
          </table:table-cell>
          <table:table-cell office:value-type="float" office:value="102" calcext:value-type="float">
            <text:p>102</text:p>
          </table:table-cell>
          <table:table-cell office:value-type="float" office:value="61.15" calcext:value-type="float">
            <text:p>61.15</text:p>
          </table:table-cell>
          <table:table-cell office:value-type="float" office:value="9669" calcext:value-type="float">
            <text:p>9669</text:p>
          </table:table-cell>
          <table:table-cell table:formula="of:=[.D108]/[.C108]*60" office:value-type="float" office:value="9487.16271463614" calcext:value-type="float">
            <text:p>9487.16271463614</text:p>
          </table:table-cell>
          <table:table-cell table:formula="of:=SQRT([.D108])/[.D108]*[.E108]" office:value-type="float" office:value="96.4818381884142" calcext:value-type="float">
            <text:p>96.4818381884142</text:p>
          </table:table-cell>
          <table:table-cell table:formula="of:=[.E108]/[.$E$102]" office:value-type="float" office:value="0.223209470344899" calcext:value-type="float">
            <text:p>0.223209470344899</text:p>
          </table:table-cell>
          <table:table-cell table:formula="of:=SQRT(([.$F$102]/[.$E$102])^2+([.F108]/[.E108])^2)*[.G108]" office:value-type="float" office:value="0.00251422031021606" calcext:value-type="float">
            <text:p>0.002514220310216</text:p>
          </table:table-cell>
          <table:table-cell table:number-columns-repeated="1016"/>
        </table:table-row>
        <table:table-row table:style-name="ro1">
          <table:table-cell office:value-type="string" calcext:value-type="string">
            <text:p>G</text:p>
          </table:table-cell>
          <table:table-cell office:value-type="float" office:value="129" calcext:value-type="float">
            <text:p>129</text:p>
          </table:table-cell>
          <table:table-cell office:value-type="float" office:value="60.21" calcext:value-type="float">
            <text:p>60.21</text:p>
          </table:table-cell>
          <table:table-cell office:value-type="float" office:value="3821" calcext:value-type="float">
            <text:p>3821</text:p>
          </table:table-cell>
          <table:table-cell table:formula="of:=[.D109]/[.C109]*60" office:value-type="float" office:value="3807.67314399601" calcext:value-type="float">
            <text:p>3807.67314399601</text:p>
          </table:table-cell>
          <table:table-cell table:formula="of:=SQRT([.D109])/[.D109]*[.E109]" office:value-type="float" office:value="61.5986425930268" calcext:value-type="float">
            <text:p>61.5986425930268</text:p>
          </table:table-cell>
          <table:table-cell table:formula="of:=[.E109]/[.$E$102]" office:value-type="float" office:value="0.0895851300628235" calcext:value-type="float">
            <text:p>0.089585130062824</text:p>
          </table:table-cell>
          <table:table-cell table:formula="of:=SQRT(([.$F$102]/[.$E$102])^2+([.F109]/[.E109])^2)*[.G109]" office:value-type="float" office:value="0.00151280839514153" calcext:value-type="float">
            <text:p>0.001512808395142</text:p>
          </table:table-cell>
          <table:table-cell table:number-columns-repeated="1016"/>
        </table:table-row>
        <table:table-row table:style-name="ro1">
          <table:table-cell office:value-type="string" calcext:value-type="string">
            <text:p>H</text:p>
          </table:table-cell>
          <table:table-cell office:value-type="float" office:value="161" calcext:value-type="float">
            <text:p>161</text:p>
          </table:table-cell>
          <table:table-cell office:value-type="float" office:value="60.28" calcext:value-type="float">
            <text:p>60.28</text:p>
          </table:table-cell>
          <table:table-cell office:value-type="float" office:value="2191" calcext:value-type="float">
            <text:p>2191</text:p>
          </table:table-cell>
          <table:table-cell table:formula="of:=[.D110]/[.C110]*60" office:value-type="float" office:value="2180.82282680823" calcext:value-type="float">
            <text:p>2180.82282680823</text:p>
          </table:table-cell>
          <table:table-cell table:formula="of:=SQRT([.D110])/[.D110]*[.E110]" office:value-type="float" office:value="46.59069570724" calcext:value-type="float">
            <text:p>46.59069570724</text:p>
          </table:table-cell>
          <table:table-cell table:formula="of:=[.E110]/[.$E$102]" office:value-type="float" office:value="0.0513093664280639" calcext:value-type="float">
            <text:p>0.051309366428064</text:p>
          </table:table-cell>
          <table:table-cell table:formula="of:=SQRT(([.$F$102]/[.$E$102])^2+([.F110]/[.E110])^2)*[.G110]" office:value-type="float" office:value="0.00112397480489821" calcext:value-type="float">
            <text:p>0.001123974804898</text:p>
          </table:table-cell>
          <table:table-cell table:number-columns-repeated="1016"/>
        </table:table-row>
        <table:table-row table:style-name="ro1">
          <table:table-cell office:value-type="string" calcext:value-type="string">
            <text:p>I</text:p>
          </table:table-cell>
          <table:table-cell office:value-type="float" office:value="206" calcext:value-type="float">
            <text:p>206</text:p>
          </table:table-cell>
          <table:table-cell office:value-type="float" office:value="61.12" calcext:value-type="float">
            <text:p>61.12</text:p>
          </table:table-cell>
          <table:table-cell office:value-type="float" office:value="1773" calcext:value-type="float">
            <text:p>1773</text:p>
          </table:table-cell>
          <table:table-cell table:formula="of:=[.D111]/[.C111]*60" office:value-type="float" office:value="1740.51047120419" calcext:value-type="float">
            <text:p>1740.51047120419</text:p>
          </table:table-cell>
          <table:table-cell table:formula="of:=SQRT([.D111])/[.D111]*[.E111]" office:value-type="float" office:value="41.3354121821217" calcext:value-type="float">
            <text:p>41.3354121821217</text:p>
          </table:table-cell>
          <table:table-cell table:formula="of:=[.E111]/[.$E$102]" office:value-type="float" office:value="0.0409499058984084" calcext:value-type="float">
            <text:p>0.040949905898408</text:p>
          </table:table-cell>
          <table:table-cell table:formula="of:=SQRT(([.$F$102]/[.$E$102])^2+([.F111]/[.E111])^2)*[.G111]" office:value-type="float" office:value="0.000992534025216665" calcext:value-type="float">
            <text:p>0.000992534025217</text:p>
          </table:table-cell>
          <table:table-cell table:number-columns-repeated="1016"/>
        </table:table-row>
        <table:table-row table:style-name="ro1">
          <table:table-cell office:value-type="string" calcext:value-type="string">
            <text:p>J</text:p>
          </table:table-cell>
          <table:table-cell office:value-type="float" office:value="258" calcext:value-type="float">
            <text:p>258</text:p>
          </table:table-cell>
          <table:table-cell office:value-type="float" office:value="60.45" calcext:value-type="float">
            <text:p>60.45</text:p>
          </table:table-cell>
          <table:table-cell office:value-type="float" office:value="1548" calcext:value-type="float">
            <text:p>1548</text:p>
          </table:table-cell>
          <table:table-cell table:formula="of:=[.D112]/[.C112]*60" office:value-type="float" office:value="1536.47642679901" calcext:value-type="float">
            <text:p>1536.47642679901</text:p>
          </table:table-cell>
          <table:table-cell table:formula="of:=SQRT([.D112])/[.D112]*[.E112]" office:value-type="float" office:value="39.0517430727663" calcext:value-type="float">
            <text:p>39.0517430727663</text:p>
          </table:table-cell>
          <table:table-cell table:formula="of:=[.E112]/[.$E$102]" office:value-type="float" office:value="0.0361494895511954" calcext:value-type="float">
            <text:p>0.036149489551196</text:p>
          </table:table-cell>
          <table:table-cell table:formula="of:=SQRT(([.$F$102]/[.$E$102])^2+([.F112]/[.E112])^2)*[.G112]" office:value-type="float" office:value="0.000935320864780017" calcext:value-type="float">
            <text:p>0.00093532086478</text:p>
          </table:table-cell>
          <table:table-cell table:number-columns-repeated="1016"/>
        </table:table-row>
        <table:table-row table:style-name="ro1">
          <table:table-cell office:value-type="string" calcext:value-type="string">
            <text:p>K</text:p>
          </table:table-cell>
          <table:table-cell office:value-type="float" office:value="328" calcext:value-type="float">
            <text:p>328</text:p>
          </table:table-cell>
          <table:table-cell office:value-type="float" office:value="60.16" calcext:value-type="float">
            <text:p>60.16</text:p>
          </table:table-cell>
          <table:table-cell office:value-type="float" office:value="1594" calcext:value-type="float">
            <text:p>1594</text:p>
          </table:table-cell>
          <table:table-cell table:formula="of:=[.D113]/[.C113]*60" office:value-type="float" office:value="1589.76063829787" calcext:value-type="float">
            <text:p>1589.76063829787</text:p>
          </table:table-cell>
          <table:table-cell table:formula="of:=SQRT([.D113])/[.D113]*[.E113]" office:value-type="float" office:value="39.8187462320687" calcext:value-type="float">
            <text:p>39.8187462320687</text:p>
          </table:table-cell>
          <table:table-cell table:formula="of:=[.E113]/[.$E$102]" office:value-type="float" office:value="0.0374031352389687" calcext:value-type="float">
            <text:p>0.037403135238969</text:p>
          </table:table-cell>
          <table:table-cell table:formula="of:=SQRT(([.$F$102]/[.$E$102])^2+([.F113]/[.E113])^2)*[.G113]" office:value-type="float" office:value="0.000954187504210297" calcext:value-type="float">
            <text:p>0.00095418750421</text:p>
          </table:table-cell>
          <table:table-cell table:number-columns-repeated="1016"/>
        </table:table-row>
        <table:table-row table:style-name="ro1">
          <table:table-cell office:value-type="string" calcext:value-type="string">
            <text:p>L</text:p>
          </table:table-cell>
          <table:table-cell office:value-type="float" office:value="419" calcext:value-type="float">
            <text:p>419</text:p>
          </table:table-cell>
          <table:table-cell office:value-type="float" office:value="62.69" calcext:value-type="float">
            <text:p>62.69</text:p>
          </table:table-cell>
          <table:table-cell office:value-type="float" office:value="1638" calcext:value-type="float">
            <text:p>1638</text:p>
          </table:table-cell>
          <table:table-cell table:formula="of:=[.D114]/[.C114]*60" office:value-type="float" office:value="1567.71414898708" calcext:value-type="float">
            <text:p>1567.71414898708</text:p>
          </table:table-cell>
          <table:table-cell table:formula="of:=SQRT([.D114])/[.D114]*[.E114]" office:value-type="float" office:value="38.7355680552204" calcext:value-type="float">
            <text:p>38.7355680552204</text:p>
          </table:table-cell>
          <table:table-cell table:formula="of:=[.E114]/[.$E$102]" office:value-type="float" office:value="0.0368844358817378" calcext:value-type="float">
            <text:p>0.036884435881738</text:p>
          </table:table-cell>
          <table:table-cell table:formula="of:=SQRT(([.$F$102]/[.$E$102])^2+([.F114]/[.E114])^2)*[.G114]" office:value-type="float" office:value="0.000928692575796305" calcext:value-type="float">
            <text:p>0.000928692575796</text:p>
          </table:table-cell>
          <table:table-cell table:number-columns-repeated="1016"/>
        </table:table-row>
        <table:table-row table:style-name="ro1">
          <table:table-cell office:value-type="string" calcext:value-type="string">
            <text:p>M</text:p>
          </table:table-cell>
          <table:table-cell office:value-type="float" office:value="516" calcext:value-type="float">
            <text:p>516</text:p>
          </table:table-cell>
          <table:table-cell office:value-type="float" office:value="60.21" calcext:value-type="float">
            <text:p>60.21</text:p>
          </table:table-cell>
          <table:table-cell office:value-type="float" office:value="1544" calcext:value-type="float">
            <text:p>1544</text:p>
          </table:table-cell>
          <table:table-cell table:formula="of:=[.D115]/[.C115]*60" office:value-type="float" office:value="1538.61484803189" calcext:value-type="float">
            <text:p>1538.61484803189</text:p>
          </table:table-cell>
          <table:table-cell table:formula="of:=SQRT([.D115])/[.D115]*[.E115]" office:value-type="float" office:value="39.1567168996283" calcext:value-type="float">
            <text:p>39.1567168996283</text:p>
          </table:table-cell>
          <table:table-cell table:formula="of:=[.E115]/[.$E$102]" office:value-type="float" office:value="0.0361998013130069" calcext:value-type="float">
            <text:p>0.036199801313007</text:p>
          </table:table-cell>
          <table:table-cell table:formula="of:=SQRT(([.$F$102]/[.$E$102])^2+([.F115]/[.E115])^2)*[.G115]" office:value-type="float" office:value="0.000937792622542859" calcext:value-type="float">
            <text:p>0.000937792622543</text:p>
          </table:table-cell>
          <table:table-cell table:number-columns-repeated="1016"/>
        </table:table-row>
        <table:table-row table:style-name="ro1">
          <table:table-cell office:value-type="string" calcext:value-type="string">
            <text:p>N</text:p>
          </table:table-cell>
          <table:table-cell office:value-type="float" office:value="590" calcext:value-type="float">
            <text:p>590</text:p>
          </table:table-cell>
          <table:table-cell office:value-type="float" office:value="71.31" calcext:value-type="float">
            <text:p>71.31</text:p>
          </table:table-cell>
          <table:table-cell office:value-type="float" office:value="1784" calcext:value-type="float">
            <text:p>1784</text:p>
          </table:table-cell>
          <table:table-cell table:formula="of:=[.D116]/[.C116]*60" office:value-type="float" office:value="1501.05174589819" calcext:value-type="float">
            <text:p>1501.05174589819</text:p>
          </table:table-cell>
          <table:table-cell table:formula="of:=SQRT([.D116])/[.D116]*[.E116]" office:value-type="float" office:value="35.5384300916161" calcext:value-type="float">
            <text:p>35.5384300916161</text:p>
          </table:table-cell>
          <table:table-cell table:formula="of:=[.E116]/[.$E$102]" office:value-type="float" office:value="0.0353160344393937" calcext:value-type="float">
            <text:p>0.035316034439394</text:p>
          </table:table-cell>
          <table:table-cell table:formula="of:=SQRT(([.$F$102]/[.$E$102])^2+([.F116]/[.E116])^2)*[.G116]" office:value-type="float" office:value="0.000853444232665434" calcext:value-type="float">
            <text:p>0.000853444232665</text:p>
          </table:table-cell>
          <table:table-cell table:number-columns-repeated="1016"/>
        </table:table-row>
        <table:table-row table:style-name="ro1">
          <table:table-cell office:value-type="string" calcext:value-type="string">
            <text:p>O</text:p>
          </table:table-cell>
          <table:table-cell table:number-columns-repeated="3"/>
          <table:table-cell table:formula="of:=[.D117]/[.C117]*60" office:value-type="string" office:string-value="" calcext:value-type="error">
            <text:p>#DIV/0!</text:p>
          </table:table-cell>
          <table:table-cell table:formula="of:=SQRT([.D117])/[.D117]*[.E117]" office:value-type="string" office:string-value="" calcext:value-type="error">
            <text:p>#DIV/0!</text:p>
          </table:table-cell>
          <table:table-cell table:formula="of:=[.E117]/[.$E$102]" office:value-type="string" office:string-value="" calcext:value-type="error">
            <text:p>#DIV/0!</text:p>
          </table:table-cell>
          <table:table-cell table:formula="of:=SQRT(([.$F$102]/[.$E$102])^2+([.F117]/[.E117])^2)*[.G117]" office:value-type="string" office:string-value="" calcext:value-type="error">
            <text:p>#DIV/0!</text:p>
          </table:table-cell>
          <table:table-cell table:number-columns-repeated="1016"/>
        </table:table-row>
        <table:table-row table:style-name="ro1">
          <table:table-cell office:value-type="string" calcext:value-type="string">
            <text:p>P</text:p>
          </table:table-cell>
          <table:table-cell table:number-columns-repeated="3"/>
          <table:table-cell table:formula="of:=[.D118]/[.C118]*60" office:value-type="string" office:string-value="" calcext:value-type="error">
            <text:p>#DIV/0!</text:p>
          </table:table-cell>
          <table:table-cell table:formula="of:=SQRT([.D118])/[.D118]*[.E118]" office:value-type="string" office:string-value="" calcext:value-type="error">
            <text:p>#DIV/0!</text:p>
          </table:table-cell>
          <table:table-cell table:formula="of:=[.E118]/[.$E$102]" office:value-type="string" office:string-value="" calcext:value-type="error">
            <text:p>#DIV/0!</text:p>
          </table:table-cell>
          <table:table-cell table:formula="of:=SQRT(([.$F$102]/[.$E$102])^2+([.F118]/[.E118])^2)*[.G118]" office:value-type="string" office:string-value="" calcext:value-type="error">
            <text:p>#DIV/0!</text:p>
          </table:table-cell>
          <table:table-cell table:number-columns-repeated="1016"/>
        </table:table-row>
        <table:table-row table:style-name="ro1">
          <table:table-cell office:value-type="string" calcext:value-type="string">
            <text:p>Q</text:p>
          </table:table-cell>
          <table:table-cell table:number-columns-repeated="3"/>
          <table:table-cell table:formula="of:=[.D119]/[.C119]*60" office:value-type="string" office:string-value="" calcext:value-type="error">
            <text:p>#DIV/0!</text:p>
          </table:table-cell>
          <table:table-cell table:formula="of:=SQRT([.D119])/[.D119]*[.E119]" office:value-type="string" office:string-value="" calcext:value-type="error">
            <text:p>#DIV/0!</text:p>
          </table:table-cell>
          <table:table-cell table:formula="of:=[.E119]/[.$E$102]" office:value-type="string" office:string-value="" calcext:value-type="error">
            <text:p>#DIV/0!</text:p>
          </table:table-cell>
          <table:table-cell table:formula="of:=SQRT(([.$F$102]/[.$E$102])^2+([.F119]/[.E119])^2)*[.G119]" office:value-type="string" office:string-value="" calcext:value-type="error">
            <text:p>#DIV/0!</text:p>
          </table:table-cell>
          <table:table-cell table:number-columns-repeated="1016"/>
        </table:table-row>
        <table:table-row table:style-name="ro1">
          <table:table-cell office:value-type="string" calcext:value-type="string">
            <text:p>R</text:p>
          </table:table-cell>
          <table:table-cell table:number-columns-repeated="3"/>
          <table:table-cell table:formula="of:=[.D120]/[.C120]*60" office:value-type="string" office:string-value="" calcext:value-type="error">
            <text:p>#DIV/0!</text:p>
          </table:table-cell>
          <table:table-cell table:formula="of:=SQRT([.D120])/[.D120]*[.E120]" office:value-type="string" office:string-value="" calcext:value-type="error">
            <text:p>#DIV/0!</text:p>
          </table:table-cell>
          <table:table-cell table:formula="of:=[.E120]/[.$E$102]" office:value-type="string" office:string-value="" calcext:value-type="error">
            <text:p>#DIV/0!</text:p>
          </table:table-cell>
          <table:table-cell table:formula="of:=SQRT(([.$F$102]/[.$E$102])^2+([.F120]/[.E120])^2)*[.G120]" office:value-type="string" office:string-value="" calcext:value-type="error">
            <text:p>#DIV/0!</text:p>
          </table:table-cell>
          <table:table-cell table:number-columns-repeated="1016"/>
        </table:table-row>
        <table:table-row table:style-name="ro1">
          <table:table-cell office:value-type="string" calcext:value-type="string">
            <text:p>S</text:p>
          </table:table-cell>
          <table:table-cell table:number-columns-repeated="3"/>
          <table:table-cell table:formula="of:=[.D121]/[.C121]*60" office:value-type="string" office:string-value="" calcext:value-type="error">
            <text:p>#DIV/0!</text:p>
          </table:table-cell>
          <table:table-cell table:formula="of:=SQRT([.D121])/[.D121]*[.E121]" office:value-type="string" office:string-value="" calcext:value-type="error">
            <text:p>#DIV/0!</text:p>
          </table:table-cell>
          <table:table-cell table:formula="of:=[.E121]/[.$E$102]" office:value-type="string" office:string-value="" calcext:value-type="error">
            <text:p>#DIV/0!</text:p>
          </table:table-cell>
          <table:table-cell table:formula="of:=SQRT(([.$F$102]/[.$E$102])^2+([.F121]/[.E121])^2)*[.G121]" office:value-type="string" office:string-value="" calcext:value-type="error">
            <text:p>#DIV/0!</text:p>
          </table:table-cell>
          <table:table-cell table:number-columns-repeated="1016"/>
        </table:table-row>
        <table:table-row table:style-name="ro1">
          <table:table-cell office:value-type="string" calcext:value-type="string">
            <text:p>T</text:p>
          </table:table-cell>
          <table:table-cell table:number-columns-repeated="3"/>
          <table:table-cell table:formula="of:=[.D122]/[.C122]*60" office:value-type="string" office:string-value="" calcext:value-type="error">
            <text:p>#DIV/0!</text:p>
          </table:table-cell>
          <table:table-cell table:formula="of:=SQRT([.D122])/[.D122]*[.E122]" office:value-type="string" office:string-value="" calcext:value-type="error">
            <text:p>#DIV/0!</text:p>
          </table:table-cell>
          <table:table-cell table:formula="of:=[.E122]/[.$E$102]" office:value-type="string" office:string-value="" calcext:value-type="error">
            <text:p>#DIV/0!</text:p>
          </table:table-cell>
          <table:table-cell table:formula="of:=SQRT(([.$F$102]/[.$E$102])^2+([.F122]/[.E122])^2)*[.G122]" office:value-type="string" office:string-value="" calcext:value-type="error">
            <text:p>#DIV/0!</text:p>
          </table:table-cell>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3:52:45.084983766</meta:creation-date>
    <dc:date>2018-09-05T14:47:00.468066726</dc:date>
    <meta:editing-duration>P12DT8H2M49S</meta:editing-duration>
    <meta:editing-cycles>35</meta:editing-cycles>
    <meta:generator>LibreOffice/6.0.3.2$Linux_X86_64 LibreOffice_project/00m0$Build-2</meta:generator>
    <meta:document-statistic meta:table-count="1" meta:cell-count="614"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error-category="cell-range" chart:error-upper-range="Sheet1.F26:Sheet1.F51" chart:error-lower-range="Sheet1.F26:Sheet1.F51"/>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chart:error-category="cell-range" chart:error-upper-range="Sheet1.F26:Sheet1.F51" chart:error-lower-range="Sheet1.F26:Sheet1.F51"/>
      <style:graphic-properties draw:stroke="none" svg:stroke-width="0.08cm" svg:stroke-color="#ffd320" draw:fill-color="#ffd320"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Sheet1.F26:Sheet1.F51" chart:error-lower-range="Sheet1.F26:Sheet1.F51" loext:std-weight="1"/>
      <style:graphic-properties draw:stroke="solid" svg:stroke-width="0cm" svg:stroke-color="#000000" svg:stroke-opacity="100%" draw:stroke-linejoin="round"/>
    </style:style>
    <style:style style:name="ch11" style:family="chart">
      <style:chart-properties chart:solid-type="cuboid" chart:symbol-type="named-symbol" chart:symbol-name="arrow-down" chart:symbol-width="0.25cm" chart:symbol-height="0.25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3.287cm" svg:y="4.24cm" style:legend-expansion="high" chart:style-name="ch2"/>
        <chart:plot-area chart:style-name="ch3" table:cell-range-address="Sheet1.B25:Sheet1.B51 Sheet1.E25:Sheet1.E51" chart:data-source-has-labels="row" svg:x="1.279cm" svg:y="0.18cm" svg:width="11.688cm" svg:height="7.711cm">
          <chartooo:coordinate-region svg:x="2.271cm" svg:y="0.34cm" svg:width="10.139cm" svg:height="6.983cm"/>
          <chart:axis chart:dimension="x" chart:name="primary-x" chart:style-name="ch4">
            <chart:title svg:x="5.544cm" svg:y="8.071cm" chart:style-name="ch5">
              <text:p>Thickness (mg/cm^2)</text:p>
            </chart:title>
          </chart:axis>
          <chart:axis chart:dimension="y" chart:name="primary-y" chart:style-name="ch6">
            <chart:title svg:x="0.451cm" svg:y="4.992cm" chart:style-name="ch7">
              <text:p>Counts / min</text:p>
            </chart:title>
            <chart:grid chart:style-name="ch8" chart:class="major"/>
          </chart:axis>
          <chart:series chart:style-name="ch9" chart:values-cell-range-address="Sheet1.E26:Sheet1.E51" chart:label-cell-address="Sheet1.E25:Sheet1.E25" chart:class="chart:scatter">
            <chart:domain table:cell-range-address="Sheet1.B26:Sheet1.B51"/>
            <chart:error-indicator chart:style-name="ch10" chart:dimension="y"/>
            <chart:data-point chart:repeated="2"/>
            <chart:data-point chart:style-name="ch11"/>
            <chart:data-point chart:repeated="3"/>
            <chart:data-point chart:style-name="ch11"/>
            <chart:data-point chart:repeated="1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Counts/(60s)</text:p>
                <draw:g>
                  <svg:desc>Sheet1.E25:Sheet1.E25</svg:desc>
                </draw:g>
              </table:table-cell>
              <table:table-cell office:value-type="string">
                <text:p>Column F</text:p>
              </table:table-cell>
              <table:table-cell office:value-type="string">
                <text:p>Column F</text:p>
              </table:table-cell>
            </table:table-row>
          </table:table-header-rows>
          <table:table-rows>
            <table:table-row>
              <table:table-cell office:value-type="string">
                <text:p>1</text:p>
              </table:table-cell>
              <table:table-cell office:value-type="float" office:value="0">
                <text:p>0</text:p>
                <draw:g>
                  <svg:desc>Sheet1.B26:Sheet1.B51</svg:desc>
                </draw:g>
              </table:table-cell>
              <table:table-cell office:value-type="float" office:value="9947.39470617613">
                <text:p>9947.39470617613</text:p>
                <draw:g>
                  <svg:desc>Sheet1.E26:Sheet1.E51</svg:desc>
                </draw:g>
              </table:table-cell>
              <table:table-cell office:value-type="float" office:value="99.6784978622974">
                <text:p>99.6784978622974</text:p>
                <draw:g>
                  <svg:desc>Sheet1.F26:Sheet1.F51</svg:desc>
                </draw:g>
              </table:table-cell>
              <table:table-cell office:value-type="float" office:value="99.6784978622974">
                <text:p>99.6784978622974</text:p>
                <draw:g>
                  <svg:desc>Sheet1.F26:Sheet1.F51</svg:desc>
                </draw:g>
              </table:table-cell>
            </table:table-row>
            <table:table-row>
              <table:table-cell office:value-type="string">
                <text:p>2</text:p>
              </table:table-cell>
              <table:table-cell office:value-type="float" office:value="4.5">
                <text:p>4.5</text:p>
              </table:table-cell>
              <table:table-cell office:value-type="float" office:value="9605.60560560561">
                <text:p>9605.60560560561</text:p>
              </table:table-cell>
              <table:table-cell office:value-type="float" office:value="98.0572324024701">
                <text:p>98.0572324024701</text:p>
              </table:table-cell>
              <table:table-cell office:value-type="float" office:value="98.0572324024701">
                <text:p>98.0572324024701</text:p>
              </table:table-cell>
            </table:table-row>
            <table:table-row>
              <table:table-cell office:value-type="string">
                <text:p>3</text:p>
              </table:table-cell>
              <table:table-cell office:value-type="float" office:value="14.1">
                <text:p>14.1</text:p>
              </table:table-cell>
              <table:table-cell office:value-type="float" office:value="8962.61837514537">
                <text:p>8962.61837514537</text:p>
              </table:table-cell>
              <table:table-cell office:value-type="float" office:value="94.5215654849723">
                <text:p>94.5215654849723</text:p>
              </table:table-cell>
              <table:table-cell office:value-type="float" office:value="94.5215654849723">
                <text:p>94.5215654849723</text:p>
              </table:table-cell>
            </table:table-row>
            <table:table-row>
              <table:table-cell office:value-type="string">
                <text:p>4</text:p>
              </table:table-cell>
              <table:table-cell office:value-type="float" office:value="59.1">
                <text:p>59.1</text:p>
              </table:table-cell>
              <table:table-cell office:value-type="float" office:value="6698.55505729945">
                <text:p>6698.55505729945</text:p>
              </table:table-cell>
              <table:table-cell office:value-type="float" office:value="81.7018475048117">
                <text:p>81.7018475048117</text:p>
              </table:table-cell>
              <table:table-cell office:value-type="float" office:value="81.7018475048117">
                <text:p>81.7018475048117</text:p>
              </table:table-cell>
            </table:table-row>
            <table:table-row>
              <table:table-cell office:value-type="string">
                <text:p>5</text:p>
              </table:table-cell>
              <table:table-cell office:value-type="float" office:value="102">
                <text:p>102</text:p>
              </table:table-cell>
              <table:table-cell office:value-type="float" office:value="6418.8133621406">
                <text:p>6418.8133621406</text:p>
              </table:table-cell>
              <table:table-cell office:value-type="float" office:value="80.0042380596345">
                <text:p>80.0042380596345</text:p>
              </table:table-cell>
              <table:table-cell office:value-type="float" office:value="80.0042380596345">
                <text:p>80.0042380596345</text:p>
              </table:table-cell>
            </table:table-row>
            <table:table-row>
              <table:table-cell office:value-type="string">
                <text:p>6</text:p>
              </table:table-cell>
              <table:table-cell office:value-type="float" office:value="161">
                <text:p>161</text:p>
              </table:table-cell>
              <table:table-cell office:value-type="float" office:value="5096">
                <text:p>5096</text:p>
              </table:table-cell>
              <table:table-cell office:value-type="float" office:value="71.386273190299">
                <text:p>71.386273190299</text:p>
              </table:table-cell>
              <table:table-cell office:value-type="float" office:value="71.386273190299">
                <text:p>71.386273190299</text:p>
              </table:table-cell>
            </table:table-row>
            <table:table-row>
              <table:table-cell office:value-type="string">
                <text:p>7</text:p>
              </table:table-cell>
              <table:table-cell office:value-type="float" office:value="206">
                <text:p>206</text:p>
              </table:table-cell>
              <table:table-cell office:value-type="float" office:value="4197.46407438715">
                <text:p>4197.46407438715</text:p>
              </table:table-cell>
              <table:table-cell office:value-type="float" office:value="65.2516870440929">
                <text:p>65.2516870440929</text:p>
              </table:table-cell>
              <table:table-cell office:value-type="float" office:value="65.2516870440929">
                <text:p>65.2516870440929</text:p>
              </table:table-cell>
            </table:table-row>
            <table:table-row>
              <table:table-cell office:value-type="string">
                <text:p>8</text:p>
              </table:table-cell>
              <table:table-cell office:value-type="float" office:value="258">
                <text:p>258</text:p>
              </table:table-cell>
              <table:table-cell office:value-type="float" office:value="3571.12033195021">
                <text:p>3571.12033195021</text:p>
              </table:table-cell>
              <table:table-cell office:value-type="float" office:value="59.6347415963347">
                <text:p>59.6347415963347</text:p>
              </table:table-cell>
              <table:table-cell office:value-type="float" office:value="59.6347415963347">
                <text:p>59.6347415963347</text:p>
              </table:table-cell>
            </table:table-row>
            <table:table-row>
              <table:table-cell office:value-type="string">
                <text:p>9</text:p>
              </table:table-cell>
              <table:table-cell office:value-type="float" office:value="328">
                <text:p>328</text:p>
              </table:table-cell>
              <table:table-cell office:value-type="float" office:value="2460.80850256216">
                <text:p>2460.80850256216</text:p>
              </table:table-cell>
              <table:table-cell office:value-type="float" office:value="52.9359163370786">
                <text:p>52.9359163370786</text:p>
              </table:table-cell>
              <table:table-cell office:value-type="float" office:value="52.9359163370786">
                <text:p>52.9359163370786</text:p>
              </table:table-cell>
            </table:table-row>
            <table:table-row>
              <table:table-cell office:value-type="string">
                <text:p>10</text:p>
              </table:table-cell>
              <table:table-cell office:value-type="float" office:value="419">
                <text:p>419</text:p>
              </table:table-cell>
              <table:table-cell office:value-type="float" office:value="1359.67653004962">
                <text:p>1359.67653004962</text:p>
              </table:table-cell>
              <table:table-cell office:value-type="float" office:value="38.7216685155216">
                <text:p>38.7216685155216</text:p>
              </table:table-cell>
              <table:table-cell office:value-type="float" office:value="38.7216685155216">
                <text:p>38.7216685155216</text:p>
              </table:table-cell>
            </table:table-row>
            <table:table-row>
              <table:table-cell office:value-type="string">
                <text:p>11</text:p>
              </table:table-cell>
              <table:table-cell office:value-type="float" office:value="516">
                <text:p>516</text:p>
              </table:table-cell>
              <table:table-cell office:value-type="float" office:value="735.458429181729">
                <text:p>735.458429181729</text:p>
              </table:table-cell>
              <table:table-cell office:value-type="float" office:value="38.0805939845441">
                <text:p>38.0805939845441</text:p>
              </table:table-cell>
              <table:table-cell office:value-type="float" office:value="38.0805939845441">
                <text:p>38.0805939845441</text:p>
              </table:table-cell>
            </table:table-row>
            <table:table-row>
              <table:table-cell office:value-type="string">
                <text:p>12</text:p>
              </table:table-cell>
              <table:table-cell office:value-type="float" office:value="590">
                <text:p>590</text:p>
              </table:table-cell>
              <table:table-cell office:value-type="float" office:value="496.187683284458">
                <text:p>496.187683284458</text:p>
              </table:table-cell>
              <table:table-cell office:value-type="float" office:value="41.7865410687551">
                <text:p>41.7865410687551</text:p>
              </table:table-cell>
              <table:table-cell office:value-type="float" office:value="41.7865410687551">
                <text:p>41.7865410687551</text:p>
              </table:table-cell>
            </table:table-row>
            <table:table-row>
              <table:table-cell office:value-type="string">
                <text:p>13</text:p>
              </table:table-cell>
              <table:table-cell office:value-type="float" office:value="645">
                <text:p>645</text:p>
              </table:table-cell>
              <table:table-cell office:value-type="float" office:value="263.11263972485">
                <text:p>263.11263972485</text:p>
              </table:table-cell>
              <table:table-cell office:value-type="float" office:value="26.0520333749667">
                <text:p>26.0520333749667</text:p>
              </table:table-cell>
              <table:table-cell office:value-type="float" office:value="26.0520333749667">
                <text:p>26.0520333749667</text:p>
              </table:table-cell>
            </table:table-row>
            <table:table-row>
              <table:table-cell office:value-type="string">
                <text:p>14</text:p>
              </table:table-cell>
              <table:table-cell office:value-type="float" office:value="849">
                <text:p>849</text:p>
              </table:table-cell>
              <table:table-cell office:value-type="float" office:value="61.2244897959184">
                <text:p>61.2244897959184</text:p>
              </table:table-cell>
              <table:table-cell office:value-type="float" office:value="5.66020608393091">
                <text:p>5.66020608393091</text:p>
              </table:table-cell>
              <table:table-cell office:value-type="float" office:value="5.66020608393091">
                <text:p>5.66020608393091</text:p>
              </table:table-cell>
            </table:table-row>
            <table:table-row>
              <table:table-cell office:value-type="string">
                <text:p>15</text:p>
              </table:table-cell>
              <table:table-cell office:value-type="float" office:value="1230">
                <text:p>1230</text:p>
              </table:table-cell>
              <table:table-cell office:value-type="float" office:value="33.2434860736747">
                <text:p>33.2434860736747</text:p>
              </table:table-cell>
              <table:table-cell office:value-type="float" office:value="3.86447675967773">
                <text:p>3.86447675967773</text:p>
              </table:table-cell>
              <table:table-cell office:value-type="float" office:value="3.86447675967773">
                <text:p>3.86447675967773</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chart:error-category="cell-range" chart:error-upper-range="Sheet1.F59:Sheet1.F76" chart:error-lower-range="Sheet1.F59:Sheet1.F76"/>
    </style:style>
    <style:style style:name="ch3"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down" chart:symbol-width="0.25cm" chart:symbol-height="0.25cm" chart:link-data-style-to-source="true" chart:error-category="cell-range" chart:error-upper-range="Sheet1.F59:Sheet1.F76" chart:error-lower-range="Sheet1.F59:Sheet1.F76"/>
      <style:graphic-properties draw:stroke="none" svg:stroke-width="0.08cm" svg:stroke-color="#ffd320" draw:fill-color="#ffd320" dr3d:edge-rounding="5%"/>
      <style:text-properties fo:font-size="10pt" style:font-size-asian="10pt" style:font-size-complex="10pt"/>
    </style:style>
    <style:style style:name="ch9" style:family="chart">
      <style:chart-properties chart:error-upper-indicator="true" chart:error-lower-indicator="true" chart:error-category="cell-range" chart:error-upper-range="Sheet1.F59:Sheet1.F76" chart:error-lower-range="Sheet1.F59:Sheet1.F76" loext:std-weight="1"/>
      <style:graphic-properties draw:stroke="solid" svg:stroke-width="0cm" svg:stroke-color="#000000" svg:stroke-opacity="100%" draw:stroke-linejoin="round"/>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30.963cm" svg:height="9cm" xlink:href=".." xlink:type="simple" chart:class="chart:scatter" chart:style-name="ch1">
        <chart:plot-area chart:style-name="ch2" table:cell-range-address="Sheet1.B58:Sheet1.B76 Sheet1.E58:Sheet1.E76" chart:data-source-has-labels="row" svg:x="1.578cm" svg:y="0.18cm" svg:width="28.766cm" svg:height="7.711cm">
          <chartooo:coordinate-region svg:x="2.385cm" svg:y="0.34cm" svg:width="27.587cm" svg:height="6.983cm"/>
          <chart:axis chart:dimension="x" chart:name="primary-x" chart:style-name="ch3">
            <chart:title svg:x="14.435cm" svg:y="8.071cm" chart:style-name="ch4">
              <text:p>thickness (mg/cm^2)</text:p>
            </chart:title>
          </chart:axis>
          <chart:axis chart:dimension="y" chart:name="primary-y" chart:style-name="ch5">
            <chart:title svg:x="0.451cm" svg:y="5.243cm" chart:style-name="ch6">
              <text:p>Radiation (cpm)</text:p>
            </chart:title>
            <chart:grid chart:style-name="ch7" chart:class="major"/>
          </chart:axis>
          <chart:series chart:style-name="ch8" chart:values-cell-range-address="Sheet1.E59:Sheet1.E76" chart:label-cell-address="Sheet1.E58:Sheet1.E58" chart:class="chart:scatter">
            <chart:domain table:cell-range-address="Sheet1.B59:Sheet1.B76"/>
            <chart:error-indicator chart:style-name="ch9" chart:dimension="y"/>
            <chart:data-point chart:repeated="17"/>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Counts/(60s)</text:p>
                <draw:g>
                  <svg:desc>Sheet1.E58:Sheet1.E58</svg:desc>
                </draw:g>
              </table:table-cell>
              <table:table-cell office:value-type="string">
                <text:p>Column F</text:p>
              </table:table-cell>
              <table:table-cell office:value-type="string">
                <text:p>Column F</text:p>
              </table:table-cell>
            </table:table-row>
          </table:table-header-rows>
          <table:table-rows>
            <table:table-row>
              <table:table-cell office:value-type="string">
                <text:p>1</text:p>
              </table:table-cell>
              <table:table-cell office:value-type="float" office:value="0">
                <text:p>0</text:p>
                <draw:g>
                  <svg:desc>Sheet1.B59:Sheet1.B76</svg:desc>
                </draw:g>
              </table:table-cell>
              <table:table-cell office:value-type="float" office:value="606.912712360867">
                <text:p>606.912712360867</text:p>
                <draw:g>
                  <svg:desc>Sheet1.E59:Sheet1.E76</svg:desc>
                </draw:g>
              </table:table-cell>
              <table:table-cell office:value-type="float" office:value="26.6662136537576">
                <text:p>26.6662136537576</text:p>
                <draw:g>
                  <svg:desc>Sheet1.F59:Sheet1.F76</svg:desc>
                </draw:g>
              </table:table-cell>
              <table:table-cell office:value-type="float" office:value="26.6662136537576">
                <text:p>26.6662136537576</text:p>
                <draw:g>
                  <svg:desc>Sheet1.F59:Sheet1.F76</svg:desc>
                </draw:g>
              </table:table-cell>
            </table:table-row>
            <table:table-row>
              <table:table-cell office:value-type="string">
                <text:p>2</text:p>
              </table:table-cell>
              <table:table-cell office:value-type="float" office:value="4.5">
                <text:p>4.5</text:p>
              </table:table-cell>
              <table:table-cell office:value-type="float" office:value="554.325728484301">
                <text:p>554.325728484301</text:p>
              </table:table-cell>
              <table:table-cell office:value-type="float" office:value="27.4096432114163">
                <text:p>27.4096432114163</text:p>
              </table:table-cell>
              <table:table-cell office:value-type="float" office:value="27.4096432114163">
                <text:p>27.4096432114163</text:p>
              </table:table-cell>
            </table:table-row>
            <table:table-row>
              <table:table-cell office:value-type="string">
                <text:p>3</text:p>
              </table:table-cell>
              <table:table-cell office:value-type="float" office:value="6.5">
                <text:p>6.5</text:p>
              </table:table-cell>
              <table:table-cell office:value-type="float" office:value="505.742411812961">
                <text:p>505.742411812961</text:p>
              </table:table-cell>
              <table:table-cell office:value-type="float" office:value="24.9464334692945">
                <text:p>24.9464334692945</text:p>
              </table:table-cell>
              <table:table-cell office:value-type="float" office:value="24.9464334692945">
                <text:p>24.9464334692945</text:p>
              </table:table-cell>
            </table:table-row>
            <table:table-row>
              <table:table-cell office:value-type="string">
                <text:p>4</text:p>
              </table:table-cell>
              <table:table-cell office:value-type="float" office:value="14.1">
                <text:p>14.1</text:p>
              </table:table-cell>
              <table:table-cell office:value-type="float" office:value="464.179988158674">
                <text:p>464.179988158674</text:p>
              </table:table-cell>
              <table:table-cell office:value-type="float" office:value="23.444629808435">
                <text:p>23.444629808435</text:p>
              </table:table-cell>
              <table:table-cell office:value-type="float" office:value="23.444629808435">
                <text:p>23.444629808435</text:p>
              </table:table-cell>
            </table:table-row>
            <table:table-row>
              <table:table-cell office:value-type="string">
                <text:p>5</text:p>
              </table:table-cell>
              <table:table-cell office:value-type="float" office:value="28.1">
                <text:p>28.1</text:p>
              </table:table-cell>
              <table:table-cell office:value-type="float" office:value="418.145956607495">
                <text:p>418.145956607495</text:p>
              </table:table-cell>
              <table:table-cell office:value-type="float" office:value="40.6139256054714">
                <text:p>40.6139256054714</text:p>
              </table:table-cell>
              <table:table-cell office:value-type="float" office:value="40.6139256054714">
                <text:p>40.6139256054714</text:p>
              </table:table-cell>
            </table:table-row>
            <table:table-row>
              <table:table-cell office:value-type="string">
                <text:p>6</text:p>
              </table:table-cell>
              <table:table-cell office:value-type="float" office:value="59.1">
                <text:p>59.1</text:p>
              </table:table-cell>
              <table:table-cell office:value-type="float" office:value="408.644400785855">
                <text:p>408.644400785855</text:p>
              </table:table-cell>
              <table:table-cell office:value-type="float" office:value="40.0708802639905">
                <text:p>40.0708802639905</text:p>
              </table:table-cell>
              <table:table-cell office:value-type="float" office:value="40.0708802639905">
                <text:p>40.0708802639905</text:p>
              </table:table-cell>
            </table:table-row>
            <table:table-row>
              <table:table-cell office:value-type="string">
                <text:p>7</text:p>
              </table:table-cell>
              <table:table-cell office:value-type="float" office:value="102">
                <text:p>102</text:p>
              </table:table-cell>
              <table:table-cell office:value-type="float" office:value="481.963555224991">
                <text:p>481.963555224991</text:p>
              </table:table-cell>
              <table:table-cell office:value-type="float" office:value="32.793466247748">
                <text:p>32.793466247748</text:p>
              </table:table-cell>
              <table:table-cell office:value-type="float" office:value="32.793466247748">
                <text:p>32.793466247748</text:p>
              </table:table-cell>
            </table:table-row>
            <table:table-row>
              <table:table-cell office:value-type="string">
                <text:p>8</text:p>
              </table:table-cell>
              <table:table-cell office:value-type="float" office:value="129">
                <text:p>129</text:p>
              </table:table-cell>
              <table:table-cell office:value-type="float" office:value="499.236641221374">
                <text:p>499.236641221374</text:p>
              </table:table-cell>
              <table:table-cell office:value-type="float" office:value="47.8181977507354">
                <text:p>47.8181977507354</text:p>
              </table:table-cell>
              <table:table-cell office:value-type="float" office:value="47.8181977507354">
                <text:p>47.8181977507354</text:p>
              </table:table-cell>
            </table:table-row>
            <table:table-row>
              <table:table-cell office:value-type="string">
                <text:p>9</text:p>
              </table:table-cell>
              <table:table-cell office:value-type="float" office:value="161">
                <text:p>161</text:p>
              </table:table-cell>
              <table:table-cell office:value-type="float" office:value="437.582128777924">
                <text:p>437.582128777924</text:p>
              </table:table-cell>
              <table:table-cell office:value-type="float" office:value="41.5334576327966">
                <text:p>41.5334576327966</text:p>
              </table:table-cell>
              <table:table-cell office:value-type="float" office:value="41.5334576327966">
                <text:p>41.5334576327966</text:p>
              </table:table-cell>
            </table:table-row>
            <table:table-row>
              <table:table-cell office:value-type="string">
                <text:p>10</text:p>
              </table:table-cell>
              <table:table-cell office:value-type="float" office:value="206">
                <text:p>206</text:p>
              </table:table-cell>
              <table:table-cell office:value-type="float" office:value="497.555012224939">
                <text:p>497.555012224939</text:p>
              </table:table-cell>
              <table:table-cell office:value-type="float" office:value="24.6628863103081">
                <text:p>24.6628863103081</text:p>
              </table:table-cell>
              <table:table-cell office:value-type="float" office:value="24.6628863103081">
                <text:p>24.6628863103081</text:p>
              </table:table-cell>
            </table:table-row>
            <table:table-row>
              <table:table-cell office:value-type="string">
                <text:p>11</text:p>
              </table:table-cell>
              <table:table-cell office:value-type="float" office:value="258">
                <text:p>258</text:p>
              </table:table-cell>
              <table:table-cell office:value-type="float" office:value="467.317252807954">
                <text:p>467.317252807954</text:p>
              </table:table-cell>
              <table:table-cell office:value-type="float" office:value="22.7217423692172">
                <text:p>22.7217423692172</text:p>
              </table:table-cell>
              <table:table-cell office:value-type="float" office:value="22.7217423692172">
                <text:p>22.7217423692172</text:p>
              </table:table-cell>
            </table:table-row>
            <table:table-row>
              <table:table-cell office:value-type="string">
                <text:p>12</text:p>
              </table:table-cell>
              <table:table-cell office:value-type="float" office:value="328">
                <text:p>3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45">
                <text:p>6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849">
                <text:p>84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30">
                <text:p>123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1890">
                <text:p>189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3632">
                <text:p>36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error-category="cell-range" chart:error-upper-range="Sheet1.H102:Sheet1.H122" chart:error-lower-range="Sheet1.H102:Sheet1.H122"/>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right" chart:symbol-width="0.25cm" chart:symbol-height="0.25cm" chart:link-data-style-to-source="true" chart:error-category="cell-range" chart:error-upper-range="Sheet1.H102:Sheet1.H122" chart:error-lower-range="Sheet1.H102:Sheet1.H122"/>
      <style:graphic-properties draw:stroke="none" svg:stroke-width="0.08cm" svg:stroke-color="#7e0021" draw:fill-color="#7e0021"/>
      <style:text-properties fo:font-size="10pt" style:font-size-asian="10pt" style:font-size-complex="10pt"/>
    </style:style>
    <style:style style:name="ch10" style:family="chart">
      <style:chart-properties chart:error-upper-indicator="true" chart:error-lower-indicator="true" chart:error-category="cell-range" chart:error-upper-range="Sheet1.H102:Sheet1.H122" chart:error-lower-range="Sheet1.H102:Sheet1.H122"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3.181cm" svg:y="4.24cm" style:legend-expansion="high" chart:style-name="ch2"/>
        <chart:plot-area chart:style-name="ch3" table:cell-range-address="Sheet1.B101:Sheet1.B122 Sheet1.G101:Sheet1.G122" chart:data-source-has-labels="row" svg:x="1.279cm" svg:y="0.18cm" svg:width="11.582cm" svg:height="7.711cm">
          <chartooo:coordinate-region svg:x="2.191cm" svg:y="0.34cm" svg:width="10.39cm" svg:height="6.984cm"/>
          <chart:axis chart:dimension="x" chart:name="primary-x" chart:style-name="ch4">
            <chart:title svg:x="5.491cm" svg:y="8.071cm" chart:style-name="ch5">
              <text:p>Thickness (mg/cm^2)</text:p>
            </chart:title>
          </chart:axis>
          <chart:axis chart:dimension="y" chart:name="primary-y" chart:style-name="ch6">
            <chart:title svg:x="0.451cm" svg:y="5.058cm" chart:style-name="ch7">
              <text:p>Transmission</text:p>
            </chart:title>
            <chart:grid chart:style-name="ch8" chart:class="major"/>
          </chart:axis>
          <chart:series chart:style-name="ch9" chart:values-cell-range-address="Sheet1.G102:Sheet1.G122" chart:label-cell-address="Sheet1.G101:Sheet1.G101" chart:class="chart:scatter">
            <chart:domain table:cell-range-address="Sheet1.B102:Sheet1.B122"/>
            <chart:error-indicator chart:style-name="ch10" chart:dimension="y"/>
            <chart:data-point chart:repeated="2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Transmission</text:p>
                <draw:g>
                  <svg:desc>Sheet1.G101:Sheet1.G101</svg:desc>
                </draw:g>
              </table:table-cell>
              <table:table-cell office:value-type="string">
                <text:p>Column H</text:p>
              </table:table-cell>
              <table:table-cell office:value-type="string">
                <text:p>Column H</text:p>
              </table:table-cell>
            </table:table-row>
          </table:table-header-rows>
          <table:table-rows>
            <table:table-row>
              <table:table-cell office:value-type="string">
                <text:p>1</text:p>
              </table:table-cell>
              <table:table-cell office:value-type="float" office:value="0">
                <text:p>0</text:p>
                <draw:g>
                  <svg:desc>Sheet1.B102:Sheet1.B122</svg:desc>
                </draw:g>
              </table:table-cell>
              <table:table-cell office:value-type="float" office:value="1">
                <text:p>1</text:p>
                <draw:g>
                  <svg:desc>Sheet1.G102:Sheet1.G122</svg:desc>
                </draw:g>
              </table:table-cell>
              <table:table-cell office:value-type="float" office:value="NaN">
                <text:p>NaN</text:p>
                <draw:g>
                  <svg:desc>Sheet1.H102:Sheet1.H122</svg:desc>
                </draw:g>
              </table:table-cell>
              <table:table-cell office:value-type="float" office:value="NaN">
                <text:p>NaN</text:p>
                <draw:g>
                  <svg:desc>Sheet1.H102:Sheet1.H122</svg:desc>
                </draw:g>
              </table:table-cell>
            </table:table-row>
            <table:table-row>
              <table:table-cell office:value-type="string">
                <text:p>2</text:p>
              </table:table-cell>
              <table:table-cell office:value-type="float" office:value="4.5">
                <text:p>4.5</text:p>
              </table:table-cell>
              <table:table-cell office:value-type="float" office:value="0.927502681309944">
                <text:p>0.927502681309944</text:p>
              </table:table-cell>
              <table:table-cell office:value-type="float" office:value="0.00647469395428511">
                <text:p>0.00647469395428511</text:p>
              </table:table-cell>
              <table:table-cell office:value-type="float" office:value="0.00647469395428511">
                <text:p>0.00647469395428511</text:p>
              </table:table-cell>
            </table:table-row>
            <table:table-row>
              <table:table-cell office:value-type="string">
                <text:p>3</text:p>
              </table:table-cell>
              <table:table-cell office:value-type="float" office:value="6.5">
                <text:p>6.5</text:p>
              </table:table-cell>
              <table:table-cell office:value-type="float" office:value="0.908176575714747">
                <text:p>0.908176575714747</text:p>
              </table:table-cell>
              <table:table-cell office:value-type="float" office:value="0.00637384562919551">
                <text:p>0.00637384562919551</text:p>
              </table:table-cell>
              <table:table-cell office:value-type="float" office:value="0.00637384562919551">
                <text:p>0.00637384562919551</text:p>
              </table:table-cell>
            </table:table-row>
            <table:table-row>
              <table:table-cell office:value-type="string">
                <text:p>4</text:p>
              </table:table-cell>
              <table:table-cell office:value-type="float" office:value="14.1">
                <text:p>14.1</text:p>
              </table:table-cell>
              <table:table-cell office:value-type="float" office:value="0.845935024153113">
                <text:p>0.845935024153113</text:p>
              </table:table-cell>
              <table:table-cell office:value-type="float" office:value="0.00605252997447366">
                <text:p>0.00605252997447366</text:p>
              </table:table-cell>
              <table:table-cell office:value-type="float" office:value="0.00605252997447366">
                <text:p>0.00605252997447366</text:p>
              </table:table-cell>
            </table:table-row>
            <table:table-row>
              <table:table-cell office:value-type="string">
                <text:p>5</text:p>
              </table:table-cell>
              <table:table-cell office:value-type="float" office:value="28.1">
                <text:p>28.1</text:p>
              </table:table-cell>
              <table:table-cell office:value-type="float" office:value="0.724579048297494">
                <text:p>0.724579048297494</text:p>
              </table:table-cell>
              <table:table-cell office:value-type="float" office:value="0.00541281632777446">
                <text:p>0.00541281632777446</text:p>
              </table:table-cell>
              <table:table-cell office:value-type="float" office:value="0.00541281632777446">
                <text:p>0.00541281632777446</text:p>
              </table:table-cell>
            </table:table-row>
            <table:table-row>
              <table:table-cell office:value-type="string">
                <text:p>6</text:p>
              </table:table-cell>
              <table:table-cell office:value-type="float" office:value="59.1">
                <text:p>59.1</text:p>
              </table:table-cell>
              <table:table-cell office:value-type="float" office:value="0.365364505699609">
                <text:p>0.365364505699609</text:p>
              </table:table-cell>
              <table:table-cell office:value-type="float" office:value="0.00342028777975284">
                <text:p>0.00342028777975284</text:p>
              </table:table-cell>
              <table:table-cell office:value-type="float" office:value="0.00342028777975284">
                <text:p>0.00342028777975284</text:p>
              </table:table-cell>
            </table:table-row>
            <table:table-row>
              <table:table-cell office:value-type="string">
                <text:p>7</text:p>
              </table:table-cell>
              <table:table-cell office:value-type="float" office:value="102">
                <text:p>102</text:p>
              </table:table-cell>
              <table:table-cell office:value-type="float" office:value="0.223209470344899">
                <text:p>0.223209470344899</text:p>
              </table:table-cell>
              <table:table-cell office:value-type="float" office:value="0.00251422031021606">
                <text:p>0.00251422031021606</text:p>
              </table:table-cell>
              <table:table-cell office:value-type="float" office:value="0.00251422031021606">
                <text:p>0.00251422031021606</text:p>
              </table:table-cell>
            </table:table-row>
            <table:table-row>
              <table:table-cell office:value-type="string">
                <text:p>8</text:p>
              </table:table-cell>
              <table:table-cell office:value-type="float" office:value="129">
                <text:p>129</text:p>
              </table:table-cell>
              <table:table-cell office:value-type="float" office:value="0.0895851300628235">
                <text:p>0.0895851300628235</text:p>
              </table:table-cell>
              <table:table-cell office:value-type="float" office:value="0.00151280839514153">
                <text:p>0.00151280839514153</text:p>
              </table:table-cell>
              <table:table-cell office:value-type="float" office:value="0.00151280839514153">
                <text:p>0.00151280839514153</text:p>
              </table:table-cell>
            </table:table-row>
            <table:table-row>
              <table:table-cell office:value-type="string">
                <text:p>9</text:p>
              </table:table-cell>
              <table:table-cell office:value-type="float" office:value="161">
                <text:p>161</text:p>
              </table:table-cell>
              <table:table-cell office:value-type="float" office:value="0.0513093664280639">
                <text:p>0.0513093664280639</text:p>
              </table:table-cell>
              <table:table-cell office:value-type="float" office:value="0.00112397480489821">
                <text:p>0.00112397480489821</text:p>
              </table:table-cell>
              <table:table-cell office:value-type="float" office:value="0.00112397480489821">
                <text:p>0.00112397480489821</text:p>
              </table:table-cell>
            </table:table-row>
            <table:table-row>
              <table:table-cell office:value-type="string">
                <text:p>10</text:p>
              </table:table-cell>
              <table:table-cell office:value-type="float" office:value="206">
                <text:p>206</text:p>
              </table:table-cell>
              <table:table-cell office:value-type="float" office:value="0.0409499058984084">
                <text:p>0.0409499058984084</text:p>
              </table:table-cell>
              <table:table-cell office:value-type="float" office:value="0.000992534025216665">
                <text:p>0.000992534025216665</text:p>
              </table:table-cell>
              <table:table-cell office:value-type="float" office:value="0.000992534025216665">
                <text:p>0.000992534025216665</text:p>
              </table:table-cell>
            </table:table-row>
            <table:table-row>
              <table:table-cell office:value-type="string">
                <text:p>11</text:p>
              </table:table-cell>
              <table:table-cell office:value-type="float" office:value="258">
                <text:p>258</text:p>
              </table:table-cell>
              <table:table-cell office:value-type="float" office:value="0.0361494895511954">
                <text:p>0.0361494895511954</text:p>
              </table:table-cell>
              <table:table-cell office:value-type="float" office:value="0.000935320864780017">
                <text:p>0.000935320864780017</text:p>
              </table:table-cell>
              <table:table-cell office:value-type="float" office:value="0.000935320864780017">
                <text:p>0.000935320864780017</text:p>
              </table:table-cell>
            </table:table-row>
            <table:table-row>
              <table:table-cell office:value-type="string">
                <text:p>12</text:p>
              </table:table-cell>
              <table:table-cell office:value-type="float" office:value="328">
                <text:p>328</text:p>
              </table:table-cell>
              <table:table-cell office:value-type="float" office:value="0.0374031352389687">
                <text:p>0.0374031352389687</text:p>
              </table:table-cell>
              <table:table-cell office:value-type="float" office:value="0.000954187504210297">
                <text:p>0.000954187504210297</text:p>
              </table:table-cell>
              <table:table-cell office:value-type="float" office:value="0.000954187504210297">
                <text:p>0.000954187504210297</text:p>
              </table:table-cell>
            </table:table-row>
            <table:table-row>
              <table:table-cell office:value-type="string">
                <text:p>13</text:p>
              </table:table-cell>
              <table:table-cell office:value-type="float" office:value="419">
                <text:p>419</text:p>
              </table:table-cell>
              <table:table-cell office:value-type="float" office:value="0.0368844358817378">
                <text:p>0.0368844358817378</text:p>
              </table:table-cell>
              <table:table-cell office:value-type="float" office:value="0.000928692575796305">
                <text:p>0.000928692575796305</text:p>
              </table:table-cell>
              <table:table-cell office:value-type="float" office:value="0.000928692575796305">
                <text:p>0.000928692575796305</text:p>
              </table:table-cell>
            </table:table-row>
            <table:table-row>
              <table:table-cell office:value-type="string">
                <text:p>14</text:p>
              </table:table-cell>
              <table:table-cell office:value-type="float" office:value="516">
                <text:p>516</text:p>
              </table:table-cell>
              <table:table-cell office:value-type="float" office:value="0.0361998013130069">
                <text:p>0.0361998013130069</text:p>
              </table:table-cell>
              <table:table-cell office:value-type="float" office:value="0.000937792622542859">
                <text:p>0.000937792622542859</text:p>
              </table:table-cell>
              <table:table-cell office:value-type="float" office:value="0.000937792622542859">
                <text:p>0.000937792622542859</text:p>
              </table:table-cell>
            </table:table-row>
            <table:table-row>
              <table:table-cell office:value-type="string">
                <text:p>15</text:p>
              </table:table-cell>
              <table:table-cell office:value-type="float" office:value="590">
                <text:p>590</text:p>
              </table:table-cell>
              <table:table-cell office:value-type="float" office:value="0.0353160344393937">
                <text:p>0.0353160344393937</text:p>
              </table:table-cell>
              <table:table-cell office:value-type="float" office:value="0.000853444232665434">
                <text:p>0.000853444232665434</text:p>
              </table:table-cell>
              <table:table-cell office:value-type="float" office:value="0.000853444232665434">
                <text:p>0.000853444232665434</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